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4035in"/>
    </style:style>
    <style:style style:name="co6" style:family="table-column">
      <style:table-column-properties fo:break-before="auto" style:column-width="1.6126in"/>
    </style:style>
    <style:style style:name="co7" style:family="table-column">
      <style:table-column-properties fo:break-before="auto" style:column-width="1.4929in"/>
    </style:style>
    <style:style style:name="co8" style:family="table-column">
      <style:table-column-properties fo:break-before="auto" style:column-width="1.3839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178in"/>
    </style:style>
    <style:style style:name="co11" style:family="table-column">
      <style:table-column-properties fo:break-before="auto" style:column-width="1.3083in"/>
    </style:style>
    <style:style style:name="co12" style:family="table-column">
      <style:table-column-properties fo:break-before="auto" style:column-width="1.19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ourc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allocate(EnumSet&lt;int&gt;)</text:p>
          </table:table-cell>
          <table:table-cell office:value-type="string">
            <text:p>allocate(std::set&lt;int&gt;)</text:p>
          </table:table-cell>
          <table:table-cell office:value-type="string">
            <text:p>allocate(std::map&lt;int, bool&gt;)</text:p>
          </table:table-cell>
          <table:table-cell office:value-type="string">
            <text:p>clear(EnumSet&lt;int&gt;)</text:p>
          </table:table-cell>
          <table:table-cell office:value-type="string">
            <text:p>clear(std::set&lt;int&gt;)</text:p>
          </table:table-cell>
          <table:table-cell office:value-type="string">
            <text:p>clear(std::map&lt;int, bool&gt;)</text:p>
          </table:table-cell>
          <table:table-cell office:value-type="string">
            <text:p>destruct(EnumSet&lt;int&gt;)</text:p>
          </table:table-cell>
          <table:table-cell office:value-type="string">
            <text:p>destruct(std::set&lt;int&gt;)</text:p>
          </table:table-cell>
          <table:table-cell office:value-type="string">
            <text:p>destruct(std::map&lt;int, bool&gt;)</text:p>
          </table:table-cell>
          <table:table-cell office:value-type="string">
            <text:p>orderedInsert(EnumSet&lt;int&gt;)</text:p>
          </table:table-cell>
          <table:table-cell office:value-type="string">
            <text:p>orderedInsert(std::set&lt;int&gt;)</text:p>
          </table:table-cell>
          <table:table-cell office:value-type="string">
            <text:p>orderedInsert(std::map&lt;int, bool&gt;)</text:p>
          </table:table-cell>
          <table:table-cell office:value-type="string">
            <text:p>randomGet(EnumSet&lt;int&gt;)</text:p>
          </table:table-cell>
          <table:table-cell office:value-type="string">
            <text:p>randomGet(std::set&lt;int&gt;)</text:p>
          </table:table-cell>
          <table:table-cell office:value-type="string">
            <text:p>randomGet(std::map&lt;int, bool&gt;)</text:p>
          </table:table-cell>
          <table:table-cell office:value-type="string">
            <text:p>randomInsert(EnumSet&lt;int&gt;)</text:p>
          </table:table-cell>
          <table:table-cell office:value-type="string">
            <text:p>randomInsert(std::set&lt;int&gt;)</text:p>
          </table:table-cell>
          <table:table-cell office:value-type="string">
            <text:p>randomInsert(std::map&lt;int, bool&gt;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571">
            <text:p>0.0000571</text:p>
          </table:table-cell>
          <table:table-cell office:value-type="float" office:value="0.0000658">
            <text:p>0.0000658</text:p>
          </table:table-cell>
          <table:table-cell office:value-type="float" office:value="0.0000564">
            <text:p>0.0000564</text:p>
          </table:table-cell>
          <table:table-cell office:value-type="float" office:value="0.000001">
            <text:p>0.000001</text:p>
          </table:table-cell>
          <table:table-cell office:value-type="float" office:value="-0.0000001">
            <text:p>-0.0000001</text:p>
          </table:table-cell>
          <table:table-cell office:value-type="float" office:value="0.0000011">
            <text:p>0.0000011</text:p>
          </table:table-cell>
          <table:table-cell office:value-type="float" office:value="0.0000624">
            <text:p>0.0000624</text:p>
          </table:table-cell>
          <table:table-cell office:value-type="float" office:value="0.0000664">
            <text:p>0.0000664</text:p>
          </table:table-cell>
          <table:table-cell office:value-type="float" office:value="0.0000711">
            <text:p>0.0000711</text:p>
          </table:table-cell>
          <table:table-cell office:value-type="float" office:value="0.0000505">
            <text:p>0.0000505</text:p>
          </table:table-cell>
          <table:table-cell office:value-type="float" office:value="0.0000541">
            <text:p>0.0000541</text:p>
          </table:table-cell>
          <table:table-cell office:value-type="float" office:value="0.0000608">
            <text:p>0.0000608</text:p>
          </table:table-cell>
          <table:table-cell office:value-type="float" office:value="0.0000001">
            <text:p>0.0000001</text:p>
          </table:table-cell>
          <table:table-cell office:value-type="float" office:value="0.000001">
            <text:p>0.000001</text:p>
          </table:table-cell>
          <table:table-cell office:value-type="float" office:value="0.0000009">
            <text:p>0.0000009</text:p>
          </table:table-cell>
          <table:table-cell office:value-type="float" office:value="0.0000001">
            <text:p>0.0000001</text:p>
          </table:table-cell>
          <table:table-cell office:value-type="float" office:value="-0.0000001">
            <text:p>-0.0000001</text:p>
          </table:table-cell>
          <table:table-cell office:value-type="float" office:value="0.0000009">
            <text:p>0.00000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1123">
            <text:p>0.0001123</text:p>
          </table:table-cell>
          <table:table-cell office:value-type="float" office:value="0.0001272">
            <text:p>0.0001272</text:p>
          </table:table-cell>
          <table:table-cell office:value-type="float" office:value="0.0001051">
            <text:p>0.0001051</text:p>
          </table:table-cell>
          <table:table-cell office:value-type="float" office:value="0.0000001">
            <text:p>0.0000001</text:p>
          </table:table-cell>
          <table:table-cell office:value-type="float" office:value="0.0000051">
            <text:p>0.0000051</text:p>
          </table:table-cell>
          <table:table-cell office:value-type="float" office:value="0.0000031">
            <text:p>0.0000031</text:p>
          </table:table-cell>
          <table:table-cell office:value-type="float" office:value="0.0001356">
            <text:p>0.0001356</text:p>
          </table:table-cell>
          <table:table-cell office:value-type="float" office:value="0.0003841">
            <text:p>0.0003841</text:p>
          </table:table-cell>
          <table:table-cell office:value-type="float" office:value="0.0003187">
            <text:p>0.0003187</text:p>
          </table:table-cell>
          <table:table-cell office:value-type="float" office:value="0.0002833">
            <text:p>0.0002833</text:p>
          </table:table-cell>
          <table:table-cell office:value-type="float" office:value="0.0012378">
            <text:p>0.0012378</text:p>
          </table:table-cell>
          <table:table-cell office:value-type="float" office:value="0.0010075">
            <text:p>0.0010075</text:p>
          </table:table-cell>
          <table:table-cell office:value-type="float" office:value="0.000001">
            <text:p>0.000001</text:p>
          </table:table-cell>
          <table:table-cell office:value-type="float" office:value="0.000005">
            <text:p>0.000005</text:p>
          </table:table-cell>
          <table:table-cell office:value-type="float" office:value="0.0000039">
            <text:p>0.0000039</text:p>
          </table:table-cell>
          <table:table-cell office:value-type="float" office:value="0.0000029">
            <text:p>0.0000029</text:p>
          </table:table-cell>
          <table:table-cell office:value-type="float" office:value="0.000013">
            <text:p>0.000013</text:p>
          </table:table-cell>
          <table:table-cell office:value-type="float" office:value="0.000009">
            <text:p>0.0000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1484">
            <text:p>0.0001484</text:p>
          </table:table-cell>
          <table:table-cell office:value-type="float" office:value="0.0001756">
            <text:p>0.0001756</text:p>
          </table:table-cell>
          <table:table-cell office:value-type="float" office:value="0.0001502">
            <text:p>0.0001502</text:p>
          </table:table-cell>
          <table:table-cell office:value-type="float" office:value="0.0000009">
            <text:p>0.0000009</text:p>
          </table:table-cell>
          <table:table-cell office:value-type="float" office:value="0.0000061">
            <text:p>0.0000061</text:p>
          </table:table-cell>
          <table:table-cell office:value-type="float" office:value="0.000006">
            <text:p>0.000006</text:p>
          </table:table-cell>
          <table:table-cell office:value-type="float" office:value="0.0001795">
            <text:p>0.0001795</text:p>
          </table:table-cell>
          <table:table-cell office:value-type="float" office:value="0.0007617">
            <text:p>0.0007617</text:p>
          </table:table-cell>
          <table:table-cell office:value-type="float" office:value="0.0007004">
            <text:p>0.0007004</text:p>
          </table:table-cell>
          <table:table-cell office:value-type="float" office:value="0.000552">
            <text:p>0.000552</text:p>
          </table:table-cell>
          <table:table-cell office:value-type="float" office:value="0.0029843">
            <text:p>0.0029843</text:p>
          </table:table-cell>
          <table:table-cell office:value-type="float" office:value="0.0028351">
            <text:p>0.0028351</text:p>
          </table:table-cell>
          <table:table-cell office:value-type="float" office:value="0.0000011">
            <text:p>0.0000011</text:p>
          </table:table-cell>
          <table:table-cell office:value-type="float" office:value="0.000008">
            <text:p>0.000008</text:p>
          </table:table-cell>
          <table:table-cell office:value-type="float" office:value="0.0000069">
            <text:p>0.0000069</text:p>
          </table:table-cell>
          <table:table-cell office:value-type="float" office:value="0.000003">
            <text:p>0.000003</text:p>
          </table:table-cell>
          <table:table-cell office:value-type="float" office:value="0.0000169">
            <text:p>0.0000169</text:p>
          </table:table-cell>
          <table:table-cell office:value-type="float" office:value="0.000017">
            <text:p>0.00001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911">
            <text:p>0.0001911</text:p>
          </table:table-cell>
          <table:table-cell office:value-type="float" office:value="0.0002222">
            <text:p>0.0002222</text:p>
          </table:table-cell>
          <table:table-cell office:value-type="float" office:value="0.0002052">
            <text:p>0.0002052</text:p>
          </table:table-cell>
          <table:table-cell office:value-type="float" office:value="0.0000009">
            <text:p>0.0000009</text:p>
          </table:table-cell>
          <table:table-cell office:value-type="float" office:value="0.0000081">
            <text:p>0.0000081</text:p>
          </table:table-cell>
          <table:table-cell office:value-type="float" office:value="0.000008">
            <text:p>0.000008</text:p>
          </table:table-cell>
          <table:table-cell office:value-type="float" office:value="0.0002389">
            <text:p>0.0002389</text:p>
          </table:table-cell>
          <table:table-cell office:value-type="float" office:value="0.0013035">
            <text:p>0.0013035</text:p>
          </table:table-cell>
          <table:table-cell office:value-type="float" office:value="0.0012498">
            <text:p>0.0012498</text:p>
          </table:table-cell>
          <table:table-cell office:value-type="float" office:value="0.0009544">
            <text:p>0.0009544</text:p>
          </table:table-cell>
          <table:table-cell office:value-type="float" office:value="0.0056129">
            <text:p>0.0056129</text:p>
          </table:table-cell>
          <table:table-cell office:value-type="float" office:value="0.0055844">
            <text:p>0.0055844</text:p>
          </table:table-cell>
          <table:table-cell office:value-type="float" office:value="0.0000021">
            <text:p>0.0000021</text:p>
          </table:table-cell>
          <table:table-cell office:value-type="float" office:value="0.000012">
            <text:p>0.000012</text:p>
          </table:table-cell>
          <table:table-cell office:value-type="float" office:value="0.000013">
            <text:p>0.000013</text:p>
          </table:table-cell>
          <table:table-cell office:value-type="float" office:value="0.0000029">
            <text:p>0.0000029</text:p>
          </table:table-cell>
          <table:table-cell table:number-columns-repeated="2" office:value-type="float" office:value="0.0000269">
            <text:p>0.000026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28">
            <text:p>0.000228</text:p>
          </table:table-cell>
          <table:table-cell office:value-type="float" office:value="0.0002602">
            <text:p>0.0002602</text:p>
          </table:table-cell>
          <table:table-cell office:value-type="float" office:value="0.0002603">
            <text:p>0.0002603</text:p>
          </table:table-cell>
          <table:table-cell office:value-type="float" office:value="-0.0000001">
            <text:p>-0.0000001</text:p>
          </table:table-cell>
          <table:table-cell office:value-type="float" office:value="0.00001">
            <text:p>0.00001</text:p>
          </table:table-cell>
          <table:table-cell office:value-type="float" office:value="0.0000121">
            <text:p>0.0000121</text:p>
          </table:table-cell>
          <table:table-cell office:value-type="float" office:value="0.0002796">
            <text:p>0.0002796</text:p>
          </table:table-cell>
          <table:table-cell office:value-type="float" office:value="0.0020038">
            <text:p>0.0020038</text:p>
          </table:table-cell>
          <table:table-cell office:value-type="float" office:value="0.0019669">
            <text:p>0.0019669</text:p>
          </table:table-cell>
          <table:table-cell office:value-type="float" office:value="0.0014721">
            <text:p>0.0014721</text:p>
          </table:table-cell>
          <table:table-cell office:value-type="float" office:value="0.0091461">
            <text:p>0.0091461</text:p>
          </table:table-cell>
          <table:table-cell office:value-type="float" office:value="0.0092936">
            <text:p>0.0092936</text:p>
          </table:table-cell>
          <table:table-cell office:value-type="float" office:value="0.0000031">
            <text:p>0.0000031</text:p>
          </table:table-cell>
          <table:table-cell office:value-type="float" office:value="0.0000161">
            <text:p>0.0000161</text:p>
          </table:table-cell>
          <table:table-cell office:value-type="float" office:value="0.000016">
            <text:p>0.000016</text:p>
          </table:table-cell>
          <table:table-cell office:value-type="float" office:value="0.0000039">
            <text:p>0.0000039</text:p>
          </table:table-cell>
          <table:table-cell office:value-type="float" office:value="0.0000351">
            <text:p>0.0000351</text:p>
          </table:table-cell>
          <table:table-cell office:value-type="float" office:value="0.000036">
            <text:p>0.00003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602">
            <text:p>0.0002602</text:p>
          </table:table-cell>
          <table:table-cell office:value-type="float" office:value="0.0002995">
            <text:p>0.0002995</text:p>
          </table:table-cell>
          <table:table-cell office:value-type="float" office:value="0.0003073">
            <text:p>0.0003073</text:p>
          </table:table-cell>
          <table:table-cell office:value-type="float" office:value="0.0000009">
            <text:p>0.0000009</text:p>
          </table:table-cell>
          <table:table-cell office:value-type="float" office:value="0.0000129">
            <text:p>0.0000129</text:p>
          </table:table-cell>
          <table:table-cell office:value-type="float" office:value="0.0000141">
            <text:p>0.0000141</text:p>
          </table:table-cell>
          <table:table-cell office:value-type="float" office:value="0.0003516">
            <text:p>0.0003516</text:p>
          </table:table-cell>
          <table:table-cell office:value-type="float" office:value="0.002874">
            <text:p>0.002874</text:p>
          </table:table-cell>
          <table:table-cell office:value-type="float" office:value="0.0028579">
            <text:p>0.0028579</text:p>
          </table:table-cell>
          <table:table-cell office:value-type="float" office:value="0.0021015">
            <text:p>0.0021015</text:p>
          </table:table-cell>
          <table:table-cell office:value-type="float" office:value="0.0136015">
            <text:p>0.0136015</text:p>
          </table:table-cell>
          <table:table-cell office:value-type="float" office:value="0.0139416">
            <text:p>0.0139416</text:p>
          </table:table-cell>
          <table:table-cell office:value-type="float" office:value="0.000003">
            <text:p>0.000003</text:p>
          </table:table-cell>
          <table:table-cell office:value-type="float" office:value="0.0000211">
            <text:p>0.0000211</text:p>
          </table:table-cell>
          <table:table-cell office:value-type="float" office:value="0.000022">
            <text:p>0.000022</text:p>
          </table:table-cell>
          <table:table-cell office:value-type="float" office:value="0.000004">
            <text:p>0.000004</text:p>
          </table:table-cell>
          <table:table-cell office:value-type="float" office:value="0.0000451">
            <text:p>0.0000451</text:p>
          </table:table-cell>
          <table:table-cell office:value-type="float" office:value="0.000046">
            <text:p>0.00004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021">
            <text:p>0.0003021</text:p>
          </table:table-cell>
          <table:table-cell office:value-type="float" office:value="0.0003504">
            <text:p>0.0003504</text:p>
          </table:table-cell>
          <table:table-cell office:value-type="float" office:value="0.0003501">
            <text:p>0.0003501</text:p>
          </table:table-cell>
          <table:table-cell office:value-type="float" office:value="0.0000009">
            <text:p>0.0000009</text:p>
          </table:table-cell>
          <table:table-cell office:value-type="float" office:value="0.0000149">
            <text:p>0.0000149</text:p>
          </table:table-cell>
          <table:table-cell office:value-type="float" office:value="0.000015">
            <text:p>0.000015</text:p>
          </table:table-cell>
          <table:table-cell office:value-type="float" office:value="0.0004152">
            <text:p>0.0004152</text:p>
          </table:table-cell>
          <table:table-cell office:value-type="float" office:value="0.0039056">
            <text:p>0.0039056</text:p>
          </table:table-cell>
          <table:table-cell office:value-type="float" office:value="0.0039144">
            <text:p>0.0039144</text:p>
          </table:table-cell>
          <table:table-cell office:value-type="float" office:value="0.0028797">
            <text:p>0.0028797</text:p>
          </table:table-cell>
          <table:table-cell office:value-type="float" office:value="0.0191921">
            <text:p>0.0191921</text:p>
          </table:table-cell>
          <table:table-cell office:value-type="float" office:value="0.0195875">
            <text:p>0.0195875</text:p>
          </table:table-cell>
          <table:table-cell office:value-type="float" office:value="0.000004">
            <text:p>0.000004</text:p>
          </table:table-cell>
          <table:table-cell office:value-type="float" office:value="0.0000271">
            <text:p>0.0000271</text:p>
          </table:table-cell>
          <table:table-cell office:value-type="float" office:value="0.000028">
            <text:p>0.000028</text:p>
          </table:table-cell>
          <table:table-cell office:value-type="float" office:value="0.000006">
            <text:p>0.000006</text:p>
          </table:table-cell>
          <table:table-cell office:value-type="float" office:value="0.0000561">
            <text:p>0.0000561</text:p>
          </table:table-cell>
          <table:table-cell office:value-type="float" office:value="0.000057">
            <text:p>0.00005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295">
            <text:p>0.0003295</text:p>
          </table:table-cell>
          <table:table-cell office:value-type="float" office:value="0.0003899">
            <text:p>0.0003899</text:p>
          </table:table-cell>
          <table:table-cell office:value-type="float" office:value="0.0003964">
            <text:p>0.0003964</text:p>
          </table:table-cell>
          <table:table-cell office:value-type="float" office:value="0.0000009">
            <text:p>0.0000009</text:p>
          </table:table-cell>
          <table:table-cell office:value-type="float" office:value="0.0000179">
            <text:p>0.0000179</text:p>
          </table:table-cell>
          <table:table-cell office:value-type="float" office:value="0.000018">
            <text:p>0.000018</text:p>
          </table:table-cell>
          <table:table-cell office:value-type="float" office:value="0.0004846">
            <text:p>0.0004846</text:p>
          </table:table-cell>
          <table:table-cell office:value-type="float" office:value="0.0050993">
            <text:p>0.0050993</text:p>
          </table:table-cell>
          <table:table-cell office:value-type="float" office:value="0.0051313">
            <text:p>0.0051313</text:p>
          </table:table-cell>
          <table:table-cell office:value-type="float" office:value="0.0037619">
            <text:p>0.0037619</text:p>
          </table:table-cell>
          <table:table-cell office:value-type="float" office:value="0.0255501">
            <text:p>0.0255501</text:p>
          </table:table-cell>
          <table:table-cell office:value-type="float" office:value="0.0261361">
            <text:p>0.0261361</text:p>
          </table:table-cell>
          <table:table-cell office:value-type="float" office:value="0.000004">
            <text:p>0.000004</text:p>
          </table:table-cell>
          <table:table-cell office:value-type="float" office:value="0.000032">
            <text:p>0.000032</text:p>
          </table:table-cell>
          <table:table-cell office:value-type="float" office:value="0.0000331">
            <text:p>0.0000331</text:p>
          </table:table-cell>
          <table:table-cell office:value-type="float" office:value="0.000006">
            <text:p>0.000006</text:p>
          </table:table-cell>
          <table:table-cell office:value-type="float" office:value="0.0000641">
            <text:p>0.0000641</text:p>
          </table:table-cell>
          <table:table-cell office:value-type="float" office:value="0.0000651">
            <text:p>0.000065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711">
            <text:p>0.0003711</text:p>
          </table:table-cell>
          <table:table-cell office:value-type="float" office:value="0.0004348">
            <text:p>0.0004348</text:p>
          </table:table-cell>
          <table:table-cell office:value-type="float" office:value="0.0004406">
            <text:p>0.0004406</text:p>
          </table:table-cell>
          <table:table-cell office:value-type="float" office:value="0.0000009">
            <text:p>0.0000009</text:p>
          </table:table-cell>
          <table:table-cell office:value-type="float" office:value="0.0000201">
            <text:p>0.0000201</text:p>
          </table:table-cell>
          <table:table-cell office:value-type="float" office:value="0.0000199">
            <text:p>0.0000199</text:p>
          </table:table-cell>
          <table:table-cell office:value-type="float" office:value="0.0005424">
            <text:p>0.0005424</text:p>
          </table:table-cell>
          <table:table-cell office:value-type="float" office:value="0.0064602">
            <text:p>0.0064602</text:p>
          </table:table-cell>
          <table:table-cell office:value-type="float" office:value="0.0065265">
            <text:p>0.0065265</text:p>
          </table:table-cell>
          <table:table-cell office:value-type="float" office:value="0.0048628">
            <text:p>0.0048628</text:p>
          </table:table-cell>
          <table:table-cell office:value-type="float" office:value="0.0329592">
            <text:p>0.0329592</text:p>
          </table:table-cell>
          <table:table-cell office:value-type="float" office:value="0.0338185">
            <text:p>0.0338185</text:p>
          </table:table-cell>
          <table:table-cell office:value-type="float" office:value="0.0000041">
            <text:p>0.0000041</text:p>
          </table:table-cell>
          <table:table-cell office:value-type="float" office:value="0.000037">
            <text:p>0.000037</text:p>
          </table:table-cell>
          <table:table-cell office:value-type="float" office:value="0.0000381">
            <text:p>0.0000381</text:p>
          </table:table-cell>
          <table:table-cell office:value-type="float" office:value="0.0000069">
            <text:p>0.0000069</text:p>
          </table:table-cell>
          <table:table-cell office:value-type="float" office:value="0.0000751">
            <text:p>0.0000751</text:p>
          </table:table-cell>
          <table:table-cell office:value-type="float" office:value="0.0000771">
            <text:p>0.000077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004037">
            <text:p>0.0004037</text:p>
          </table:table-cell>
          <table:table-cell office:value-type="float" office:value="0.000482">
            <text:p>0.000482</text:p>
          </table:table-cell>
          <table:table-cell office:value-type="float" office:value="0.0004907">
            <text:p>0.0004907</text:p>
          </table:table-cell>
          <table:table-cell office:value-type="float" office:value="0">
            <text:p>0</text:p>
          </table:table-cell>
          <table:table-cell office:value-type="float" office:value="0.0000229">
            <text:p>0.0000229</text:p>
          </table:table-cell>
          <table:table-cell office:value-type="float" office:value="0.000024">
            <text:p>0.000024</text:p>
          </table:table-cell>
          <table:table-cell office:value-type="float" office:value="0.0006159">
            <text:p>0.0006159</text:p>
          </table:table-cell>
          <table:table-cell office:value-type="float" office:value="0.007987">
            <text:p>0.007987</text:p>
          </table:table-cell>
          <table:table-cell office:value-type="float" office:value="0.00807">
            <text:p>0.00807</text:p>
          </table:table-cell>
          <table:table-cell office:value-type="float" office:value="0.0060981">
            <text:p>0.0060981</text:p>
          </table:table-cell>
          <table:table-cell office:value-type="float" office:value="0.0413496">
            <text:p>0.0413496</text:p>
          </table:table-cell>
          <table:table-cell office:value-type="float" office:value="0.0425292">
            <text:p>0.0425292</text:p>
          </table:table-cell>
          <table:table-cell office:value-type="float" office:value="0.000005">
            <text:p>0.000005</text:p>
          </table:table-cell>
          <table:table-cell office:value-type="float" office:value="0.0000431">
            <text:p>0.0000431</text:p>
          </table:table-cell>
          <table:table-cell office:value-type="float" office:value="0.000043">
            <text:p>0.000043</text:p>
          </table:table-cell>
          <table:table-cell office:value-type="float" office:value="0.0000081">
            <text:p>0.0000081</text:p>
          </table:table-cell>
          <table:table-cell office:value-type="float" office:value="0.000084">
            <text:p>0.000084</text:p>
          </table:table-cell>
          <table:table-cell office:value-type="float" office:value="0.0000839">
            <text:p>0.000083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4464">
            <text:p>0.0004464</text:p>
          </table:table-cell>
          <table:table-cell office:value-type="float" office:value="0.0005267">
            <text:p>0.0005267</text:p>
          </table:table-cell>
          <table:table-cell office:value-type="float" office:value="0.0005423">
            <text:p>0.0005423</text:p>
          </table:table-cell>
          <table:table-cell office:value-type="float" office:value="-0.0000001">
            <text:p>-0.0000001</text:p>
          </table:table-cell>
          <table:table-cell office:value-type="float" office:value="0.000025">
            <text:p>0.000025</text:p>
          </table:table-cell>
          <table:table-cell office:value-type="float" office:value="0.000026">
            <text:p>0.000026</text:p>
          </table:table-cell>
          <table:table-cell office:value-type="float" office:value="0.0006902">
            <text:p>0.0006902</text:p>
          </table:table-cell>
          <table:table-cell office:value-type="float" office:value="0.0096944">
            <text:p>0.0096944</text:p>
          </table:table-cell>
          <table:table-cell office:value-type="float" office:value="0.0097879">
            <text:p>0.0097879</text:p>
          </table:table-cell>
          <table:table-cell office:value-type="float" office:value="0.007403">
            <text:p>0.007403</text:p>
          </table:table-cell>
          <table:table-cell office:value-type="float" office:value="0.0506701">
            <text:p>0.0506701</text:p>
          </table:table-cell>
          <table:table-cell office:value-type="float" office:value="0.0521069">
            <text:p>0.0521069</text:p>
          </table:table-cell>
          <table:table-cell office:value-type="float" office:value="0.0000059">
            <text:p>0.0000059</text:p>
          </table:table-cell>
          <table:table-cell table:number-columns-repeated="2" office:value-type="float" office:value="0.0000489">
            <text:p>0.0000489</text:p>
          </table:table-cell>
          <table:table-cell office:value-type="float" office:value="0.0000089">
            <text:p>0.0000089</text:p>
          </table:table-cell>
          <table:table-cell office:value-type="float" office:value="0.000095">
            <text:p>0.000095</text:p>
          </table:table-cell>
          <table:table-cell office:value-type="float" office:value="0.000096">
            <text:p>0.00009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0004764">
            <text:p>0.0004764</text:p>
          </table:table-cell>
          <table:table-cell office:value-type="float" office:value="0.0005756">
            <text:p>0.0005756</text:p>
          </table:table-cell>
          <table:table-cell office:value-type="float" office:value="0.0005997">
            <text:p>0.0005997</text:p>
          </table:table-cell>
          <table:table-cell office:value-type="float" office:value="0.000001">
            <text:p>0.000001</text:p>
          </table:table-cell>
          <table:table-cell office:value-type="float" office:value="0.000028">
            <text:p>0.000028</text:p>
          </table:table-cell>
          <table:table-cell office:value-type="float" office:value="0.000029">
            <text:p>0.000029</text:p>
          </table:table-cell>
          <table:table-cell office:value-type="float" office:value="0.0007502">
            <text:p>0.0007502</text:p>
          </table:table-cell>
          <table:table-cell office:value-type="float" office:value="0.0115602">
            <text:p>0.0115602</text:p>
          </table:table-cell>
          <table:table-cell office:value-type="float" office:value="0.0116629">
            <text:p>0.0116629</text:p>
          </table:table-cell>
          <table:table-cell office:value-type="float" office:value="0.0088122">
            <text:p>0.0088122</text:p>
          </table:table-cell>
          <table:table-cell office:value-type="float" office:value="0.06094">
            <text:p>0.06094</text:p>
          </table:table-cell>
          <table:table-cell office:value-type="float" office:value="0.0625499">
            <text:p>0.0625499</text:p>
          </table:table-cell>
          <table:table-cell office:value-type="float" office:value="0.0000059">
            <text:p>0.0000059</text:p>
          </table:table-cell>
          <table:table-cell office:value-type="float" office:value="0.000052">
            <text:p>0.000052</text:p>
          </table:table-cell>
          <table:table-cell office:value-type="float" office:value="0.0000551">
            <text:p>0.0000551</text:p>
          </table:table-cell>
          <table:table-cell office:value-type="float" office:value="0.000009">
            <text:p>0.000009</text:p>
          </table:table-cell>
          <table:table-cell office:value-type="float" office:value="0.0001061">
            <text:p>0.0001061</text:p>
          </table:table-cell>
          <table:table-cell office:value-type="float" office:value="0.000104">
            <text:p>0.00010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0005171">
            <text:p>0.0005171</text:p>
          </table:table-cell>
          <table:table-cell office:value-type="float" office:value="0.0006214">
            <text:p>0.0006214</text:p>
          </table:table-cell>
          <table:table-cell office:value-type="float" office:value="0.000649">
            <text:p>0.000649</text:p>
          </table:table-cell>
          <table:table-cell office:value-type="float" office:value="0.0000009">
            <text:p>0.0000009</text:p>
          </table:table-cell>
          <table:table-cell office:value-type="float" office:value="0.000031">
            <text:p>0.000031</text:p>
          </table:table-cell>
          <table:table-cell office:value-type="float" office:value="0.0000321">
            <text:p>0.0000321</text:p>
          </table:table-cell>
          <table:table-cell office:value-type="float" office:value="0.0008167">
            <text:p>0.0008167</text:p>
          </table:table-cell>
          <table:table-cell office:value-type="float" office:value="0.0135933">
            <text:p>0.0135933</text:p>
          </table:table-cell>
          <table:table-cell office:value-type="float" office:value="0.0137161">
            <text:p>0.0137161</text:p>
          </table:table-cell>
          <table:table-cell office:value-type="float" office:value="0.0104551">
            <text:p>0.0104551</text:p>
          </table:table-cell>
          <table:table-cell office:value-type="float" office:value="0.0723957">
            <text:p>0.0723957</text:p>
          </table:table-cell>
          <table:table-cell office:value-type="float" office:value="0.0742551">
            <text:p>0.0742551</text:p>
          </table:table-cell>
          <table:table-cell office:value-type="float" office:value="0.000006">
            <text:p>0.000006</text:p>
          </table:table-cell>
          <table:table-cell office:value-type="float" office:value="0.0000589">
            <text:p>0.0000589</text:p>
          </table:table-cell>
          <table:table-cell office:value-type="float" office:value="0.000061">
            <text:p>0.000061</text:p>
          </table:table-cell>
          <table:table-cell office:value-type="float" office:value="0.0000099">
            <text:p>0.0000099</text:p>
          </table:table-cell>
          <table:table-cell office:value-type="float" office:value="0.000115">
            <text:p>0.000115</text:p>
          </table:table-cell>
          <table:table-cell office:value-type="float" office:value="0.0001149">
            <text:p>0.0001149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0005534">
            <text:p>0.0005534</text:p>
          </table:table-cell>
          <table:table-cell office:value-type="float" office:value="0.0006569">
            <text:p>0.0006569</text:p>
          </table:table-cell>
          <table:table-cell office:value-type="float" office:value="0.0007073">
            <text:p>0.0007073</text:p>
          </table:table-cell>
          <table:table-cell office:value-type="float" office:value="0.0000011">
            <text:p>0.0000011</text:p>
          </table:table-cell>
          <table:table-cell office:value-type="float" office:value="0.000033">
            <text:p>0.000033</text:p>
          </table:table-cell>
          <table:table-cell office:value-type="float" office:value="0.0000339">
            <text:p>0.0000339</text:p>
          </table:table-cell>
          <table:table-cell office:value-type="float" office:value="0.0008901">
            <text:p>0.0008901</text:p>
          </table:table-cell>
          <table:table-cell office:value-type="float" office:value="0.0157944">
            <text:p>0.0157944</text:p>
          </table:table-cell>
          <table:table-cell office:value-type="float" office:value="0.0159379">
            <text:p>0.0159379</text:p>
          </table:table-cell>
          <table:table-cell office:value-type="float" office:value="0.0123692">
            <text:p>0.0123692</text:p>
          </table:table-cell>
          <table:table-cell office:value-type="float" office:value="0.0847446">
            <text:p>0.0847446</text:p>
          </table:table-cell>
          <table:table-cell office:value-type="float" office:value="0.0866499">
            <text:p>0.0866499</text:p>
          </table:table-cell>
          <table:table-cell office:value-type="float" office:value="0.0000069">
            <text:p>0.0000069</text:p>
          </table:table-cell>
          <table:table-cell office:value-type="float" office:value="0.000065">
            <text:p>0.000065</text:p>
          </table:table-cell>
          <table:table-cell office:value-type="float" office:value="0.0000649">
            <text:p>0.0000649</text:p>
          </table:table-cell>
          <table:table-cell office:value-type="float" office:value="0.0000109">
            <text:p>0.0000109</text:p>
          </table:table-cell>
          <table:table-cell office:value-type="float" office:value="0.0001261">
            <text:p>0.0001261</text:p>
          </table:table-cell>
          <table:table-cell office:value-type="float" office:value="0.0001291">
            <text:p>0.0001291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0005912">
            <text:p>0.0005912</text:p>
          </table:table-cell>
          <table:table-cell office:value-type="float" office:value="0.0007107">
            <text:p>0.0007107</text:p>
          </table:table-cell>
          <table:table-cell office:value-type="float" office:value="0.0007533">
            <text:p>0.0007533</text:p>
          </table:table-cell>
          <table:table-cell office:value-type="float" office:value="0.0000001">
            <text:p>0.0000001</text:p>
          </table:table-cell>
          <table:table-cell office:value-type="float" office:value="0.000036">
            <text:p>0.000036</text:p>
          </table:table-cell>
          <table:table-cell office:value-type="float" office:value="0.000037">
            <text:p>0.000037</text:p>
          </table:table-cell>
          <table:table-cell office:value-type="float" office:value="0.0009595">
            <text:p>0.0009595</text:p>
          </table:table-cell>
          <table:table-cell office:value-type="float" office:value="0.0181576">
            <text:p>0.0181576</text:p>
          </table:table-cell>
          <table:table-cell office:value-type="float" office:value="0.0183377">
            <text:p>0.0183377</text:p>
          </table:table-cell>
          <table:table-cell office:value-type="float" office:value="0.0142064">
            <text:p>0.0142064</text:p>
          </table:table-cell>
          <table:table-cell office:value-type="float" office:value="0.0980845">
            <text:p>0.0980845</text:p>
          </table:table-cell>
          <table:table-cell office:value-type="float" office:value="0.1003307">
            <text:p>0.1003307</text:p>
          </table:table-cell>
          <table:table-cell office:value-type="float" office:value="0.0000079">
            <text:p>0.0000079</text:p>
          </table:table-cell>
          <table:table-cell office:value-type="float" office:value="0.00007">
            <text:p>0.00007</text:p>
          </table:table-cell>
          <table:table-cell office:value-type="float" office:value="0.000072">
            <text:p>0.000072</text:p>
          </table:table-cell>
          <table:table-cell office:value-type="float" office:value="0.0000109">
            <text:p>0.0000109</text:p>
          </table:table-cell>
          <table:table-cell office:value-type="float" office:value="0.0001371">
            <text:p>0.0001371</text:p>
          </table:table-cell>
          <table:table-cell office:value-type="float" office:value="0.0001381">
            <text:p>0.0001381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0006189">
            <text:p>0.0006189</text:p>
          </table:table-cell>
          <table:table-cell office:value-type="float" office:value="0.0007586">
            <text:p>0.0007586</text:p>
          </table:table-cell>
          <table:table-cell office:value-type="float" office:value="0.0008004">
            <text:p>0.0008004</text:p>
          </table:table-cell>
          <table:table-cell office:value-type="float" office:value="0.000001">
            <text:p>0.000001</text:p>
          </table:table-cell>
          <table:table-cell office:value-type="float" office:value="0.000037">
            <text:p>0.000037</text:p>
          </table:table-cell>
          <table:table-cell office:value-type="float" office:value="0.0000381">
            <text:p>0.0000381</text:p>
          </table:table-cell>
          <table:table-cell office:value-type="float" office:value="0.0010277">
            <text:p>0.0010277</text:p>
          </table:table-cell>
          <table:table-cell office:value-type="float" office:value="0.0206839">
            <text:p>0.0206839</text:p>
          </table:table-cell>
          <table:table-cell office:value-type="float" office:value="0.0209189">
            <text:p>0.0209189</text:p>
          </table:table-cell>
          <table:table-cell office:value-type="float" office:value="0.016149">
            <text:p>0.016149</text:p>
          </table:table-cell>
          <table:table-cell office:value-type="float" office:value="0.1123392">
            <text:p>0.1123392</text:p>
          </table:table-cell>
          <table:table-cell office:value-type="float" office:value="0.1149259">
            <text:p>0.1149259</text:p>
          </table:table-cell>
          <table:table-cell office:value-type="float" office:value="0.0000081">
            <text:p>0.0000081</text:p>
          </table:table-cell>
          <table:table-cell office:value-type="float" office:value="0.000076">
            <text:p>0.000076</text:p>
          </table:table-cell>
          <table:table-cell office:value-type="float" office:value="0.0000781">
            <text:p>0.0000781</text:p>
          </table:table-cell>
          <table:table-cell office:value-type="float" office:value="0.000012">
            <text:p>0.000012</text:p>
          </table:table-cell>
          <table:table-cell office:value-type="float" office:value="0.0001471">
            <text:p>0.0001471</text:p>
          </table:table-cell>
          <table:table-cell office:value-type="float" office:value="0.000146">
            <text:p>0.00014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0006522">
            <text:p>0.0006522</text:p>
          </table:table-cell>
          <table:table-cell office:value-type="float" office:value="0.0008074">
            <text:p>0.0008074</text:p>
          </table:table-cell>
          <table:table-cell office:value-type="float" office:value="0.0008554">
            <text:p>0.0008554</text:p>
          </table:table-cell>
          <table:table-cell office:value-type="float" office:value="0.0000001">
            <text:p>0.0000001</text:p>
          </table:table-cell>
          <table:table-cell office:value-type="float" office:value="0.00004">
            <text:p>0.00004</text:p>
          </table:table-cell>
          <table:table-cell office:value-type="float" office:value="0.0000421">
            <text:p>0.0000421</text:p>
          </table:table-cell>
          <table:table-cell office:value-type="float" office:value="0.0010891">
            <text:p>0.0010891</text:p>
          </table:table-cell>
          <table:table-cell office:value-type="float" office:value="0.0233748">
            <text:p>0.0233748</text:p>
          </table:table-cell>
          <table:table-cell office:value-type="float" office:value="0.0236748">
            <text:p>0.0236748</text:p>
          </table:table-cell>
          <table:table-cell office:value-type="float" office:value="0.0182417">
            <text:p>0.0182417</text:p>
          </table:table-cell>
          <table:table-cell office:value-type="float" office:value="0.1277895">
            <text:p>0.1277895</text:p>
          </table:table-cell>
          <table:table-cell office:value-type="float" office:value="0.1307628">
            <text:p>0.1307628</text:p>
          </table:table-cell>
          <table:table-cell office:value-type="float" office:value="0.000009">
            <text:p>0.000009</text:p>
          </table:table-cell>
          <table:table-cell office:value-type="float" office:value="0.0000819">
            <text:p>0.0000819</text:p>
          </table:table-cell>
          <table:table-cell office:value-type="float" office:value="0.000085">
            <text:p>0.000085</text:p>
          </table:table-cell>
          <table:table-cell office:value-type="float" office:value="0.0000129">
            <text:p>0.0000129</text:p>
          </table:table-cell>
          <table:table-cell office:value-type="float" office:value="0.000157">
            <text:p>0.000157</text:p>
          </table:table-cell>
          <table:table-cell office:value-type="float" office:value="0.0001569">
            <text:p>0.0001569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0007017">
            <text:p>0.0007017</text:p>
          </table:table-cell>
          <table:table-cell office:value-type="float" office:value="0.0008521">
            <text:p>0.0008521</text:p>
          </table:table-cell>
          <table:table-cell office:value-type="float" office:value="0.0009013">
            <text:p>0.0009013</text:p>
          </table:table-cell>
          <table:table-cell office:value-type="float" office:value="-0.0000001">
            <text:p>-0.0000001</text:p>
          </table:table-cell>
          <table:table-cell office:value-type="float" office:value="0.0000441">
            <text:p>0.0000441</text:p>
          </table:table-cell>
          <table:table-cell office:value-type="float" office:value="0.0000449">
            <text:p>0.0000449</text:p>
          </table:table-cell>
          <table:table-cell office:value-type="float" office:value="0.0011511">
            <text:p>0.0011511</text:p>
          </table:table-cell>
          <table:table-cell office:value-type="float" office:value="0.0262455">
            <text:p>0.0262455</text:p>
          </table:table-cell>
          <table:table-cell office:value-type="float" office:value="0.0266233">
            <text:p>0.0266233</text:p>
          </table:table-cell>
          <table:table-cell office:value-type="float" office:value="0.0205403">
            <text:p>0.0205403</text:p>
          </table:table-cell>
          <table:table-cell office:value-type="float" office:value="0.1440239">
            <text:p>0.1440239</text:p>
          </table:table-cell>
          <table:table-cell office:value-type="float" office:value="0.1472488">
            <text:p>0.1472488</text:p>
          </table:table-cell>
          <table:table-cell office:value-type="float" office:value="0.0000089">
            <text:p>0.0000089</text:p>
          </table:table-cell>
          <table:table-cell office:value-type="float" office:value="0.0000881">
            <text:p>0.0000881</text:p>
          </table:table-cell>
          <table:table-cell office:value-type="float" office:value="0.000091">
            <text:p>0.000091</text:p>
          </table:table-cell>
          <table:table-cell office:value-type="float" office:value="0.0000149">
            <text:p>0.0000149</text:p>
          </table:table-cell>
          <table:table-cell office:value-type="float" office:value="0.000168">
            <text:p>0.000168</text:p>
          </table:table-cell>
          <table:table-cell office:value-type="float" office:value="0.0001679">
            <text:p>0.0001679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07395">
            <text:p>0.0007395</text:p>
          </table:table-cell>
          <table:table-cell office:value-type="float" office:value="0.0009017">
            <text:p>0.0009017</text:p>
          </table:table-cell>
          <table:table-cell office:value-type="float" office:value="0.0009476">
            <text:p>0.0009476</text:p>
          </table:table-cell>
          <table:table-cell office:value-type="float" office:value="-0">
            <text:p>0</text:p>
          </table:table-cell>
          <table:table-cell office:value-type="float" office:value="0.0000451">
            <text:p>0.0000451</text:p>
          </table:table-cell>
          <table:table-cell office:value-type="float" office:value="0.0000471">
            <text:p>0.0000471</text:p>
          </table:table-cell>
          <table:table-cell office:value-type="float" office:value="0.0012202">
            <text:p>0.0012202</text:p>
          </table:table-cell>
          <table:table-cell office:value-type="float" office:value="0.0292878">
            <text:p>0.0292878</text:p>
          </table:table-cell>
          <table:table-cell office:value-type="float" office:value="0.0297602">
            <text:p>0.0297602</text:p>
          </table:table-cell>
          <table:table-cell office:value-type="float" office:value="0.0229897">
            <text:p>0.0229897</text:p>
          </table:table-cell>
          <table:table-cell office:value-type="float" office:value="0.1614194">
            <text:p>0.1614194</text:p>
          </table:table-cell>
          <table:table-cell office:value-type="float" office:value="0.16509">
            <text:p>0.16509</text:p>
          </table:table-cell>
          <table:table-cell office:value-type="float" office:value="0.00001">
            <text:p>0.00001</text:p>
          </table:table-cell>
          <table:table-cell office:value-type="float" office:value="0.000094">
            <text:p>0.000094</text:p>
          </table:table-cell>
          <table:table-cell office:value-type="float" office:value="0.0000969">
            <text:p>0.0000969</text:p>
          </table:table-cell>
          <table:table-cell office:value-type="float" office:value="0.000014">
            <text:p>0.000014</text:p>
          </table:table-cell>
          <table:table-cell office:value-type="float" office:value="0.0001791">
            <text:p>0.0001791</text:p>
          </table:table-cell>
          <table:table-cell office:value-type="float" office:value="0.0001789">
            <text:p>0.00017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0007715">
            <text:p>0.0007715</text:p>
          </table:table-cell>
          <table:table-cell office:value-type="float" office:value="0.0009375">
            <text:p>0.0009375</text:p>
          </table:table-cell>
          <table:table-cell office:value-type="float" office:value="0.0010006">
            <text:p>0.0010006</text:p>
          </table:table-cell>
          <table:table-cell office:value-type="float" office:value="-0.0000001">
            <text:p>-0.0000001</text:p>
          </table:table-cell>
          <table:table-cell office:value-type="float" office:value="0.000049">
            <text:p>0.000049</text:p>
          </table:table-cell>
          <table:table-cell office:value-type="float" office:value="0.0000499">
            <text:p>0.0000499</text:p>
          </table:table-cell>
          <table:table-cell office:value-type="float" office:value="0.0012839">
            <text:p>0.0012839</text:p>
          </table:table-cell>
          <table:table-cell office:value-type="float" office:value="0.0325109">
            <text:p>0.0325109</text:p>
          </table:table-cell>
          <table:table-cell office:value-type="float" office:value="0.0330845">
            <text:p>0.0330845</text:p>
          </table:table-cell>
          <table:table-cell office:value-type="float" office:value="0.0256683">
            <text:p>0.0256683</text:p>
          </table:table-cell>
          <table:table-cell office:value-type="float" office:value="0.1798273">
            <text:p>0.1798273</text:p>
          </table:table-cell>
          <table:table-cell office:value-type="float" office:value="0.1839206">
            <text:p>0.1839206</text:p>
          </table:table-cell>
          <table:table-cell office:value-type="float" office:value="0.00001">
            <text:p>0.00001</text:p>
          </table:table-cell>
          <table:table-cell office:value-type="float" office:value="0.0000999">
            <text:p>0.0000999</text:p>
          </table:table-cell>
          <table:table-cell office:value-type="float" office:value="0.0001049">
            <text:p>0.0001049</text:p>
          </table:table-cell>
          <table:table-cell office:value-type="float" office:value="0.000016">
            <text:p>0.000016</text:p>
          </table:table-cell>
          <table:table-cell office:value-type="float" office:value="0.0001911">
            <text:p>0.0001911</text:p>
          </table:table-cell>
          <table:table-cell office:value-type="float" office:value="0.0001921">
            <text:p>0.000192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08136">
            <text:p>0.0008136</text:p>
          </table:table-cell>
          <table:table-cell office:value-type="float" office:value="0.0009937">
            <text:p>0.0009937</text:p>
          </table:table-cell>
          <table:table-cell office:value-type="float" office:value="0.0010523">
            <text:p>0.0010523</text:p>
          </table:table-cell>
          <table:table-cell office:value-type="float" office:value="0.0000011">
            <text:p>0.0000011</text:p>
          </table:table-cell>
          <table:table-cell office:value-type="float" office:value="0.0000511">
            <text:p>0.0000511</text:p>
          </table:table-cell>
          <table:table-cell office:value-type="float" office:value="0.0000551">
            <text:p>0.0000551</text:p>
          </table:table-cell>
          <table:table-cell office:value-type="float" office:value="0.0013479">
            <text:p>0.0013479</text:p>
          </table:table-cell>
          <table:table-cell office:value-type="float" office:value="0.0359153">
            <text:p>0.0359153</text:p>
          </table:table-cell>
          <table:table-cell office:value-type="float" office:value="0.0365983">
            <text:p>0.0365983</text:p>
          </table:table-cell>
          <table:table-cell office:value-type="float" office:value="0.028407">
            <text:p>0.028407</text:p>
          </table:table-cell>
          <table:table-cell office:value-type="float" office:value="0.1992222">
            <text:p>0.1992222</text:p>
          </table:table-cell>
          <table:table-cell office:value-type="float" office:value="0.2039828">
            <text:p>0.2039828</text:p>
          </table:table-cell>
          <table:table-cell office:value-type="float" office:value="0.0000109">
            <text:p>0.0000109</text:p>
          </table:table-cell>
          <table:table-cell office:value-type="float" office:value="0.0001051">
            <text:p>0.0001051</text:p>
          </table:table-cell>
          <table:table-cell office:value-type="float" office:value="0.0001111">
            <text:p>0.0001111</text:p>
          </table:table-cell>
          <table:table-cell office:value-type="float" office:value="0.0000151">
            <text:p>0.0000151</text:p>
          </table:table-cell>
          <table:table-cell office:value-type="float" office:value="0.0002041">
            <text:p>0.0002041</text:p>
          </table:table-cell>
          <table:table-cell office:value-type="float" office:value="0.000201">
            <text:p>0.000201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0008538">
            <text:p>0.0008538</text:p>
          </table:table-cell>
          <table:table-cell office:value-type="float" office:value="0.0010374">
            <text:p>0.0010374</text:p>
          </table:table-cell>
          <table:table-cell office:value-type="float" office:value="0.0011043">
            <text:p>0.0011043</text:p>
          </table:table-cell>
          <table:table-cell office:value-type="float" office:value="0.000001">
            <text:p>0.000001</text:p>
          </table:table-cell>
          <table:table-cell office:value-type="float" office:value="0.0000541">
            <text:p>0.0000541</text:p>
          </table:table-cell>
          <table:table-cell office:value-type="float" office:value="0.0000559">
            <text:p>0.0000559</text:p>
          </table:table-cell>
          <table:table-cell office:value-type="float" office:value="0.0014091">
            <text:p>0.0014091</text:p>
          </table:table-cell>
          <table:table-cell office:value-type="float" office:value="0.0394847">
            <text:p>0.0394847</text:p>
          </table:table-cell>
          <table:table-cell office:value-type="float" office:value="0.0402939">
            <text:p>0.0402939</text:p>
          </table:table-cell>
          <table:table-cell office:value-type="float" office:value="0.031306">
            <text:p>0.031306</text:p>
          </table:table-cell>
          <table:table-cell office:value-type="float" office:value="0.2197667">
            <text:p>0.2197667</text:p>
          </table:table-cell>
          <table:table-cell office:value-type="float" office:value="0.2247918">
            <text:p>0.2247918</text:p>
          </table:table-cell>
          <table:table-cell office:value-type="float" office:value="0.0000119">
            <text:p>0.0000119</text:p>
          </table:table-cell>
          <table:table-cell office:value-type="float" office:value="0.000112">
            <text:p>0.000112</text:p>
          </table:table-cell>
          <table:table-cell office:value-type="float" office:value="0.0001189">
            <text:p>0.0001189</text:p>
          </table:table-cell>
          <table:table-cell office:value-type="float" office:value="0.0000171">
            <text:p>0.0000171</text:p>
          </table:table-cell>
          <table:table-cell office:value-type="float" office:value="0.000211">
            <text:p>0.000211</text:p>
          </table:table-cell>
          <table:table-cell office:value-type="float" office:value="0.0002149">
            <text:p>0.0002149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0008837">
            <text:p>0.0008837</text:p>
          </table:table-cell>
          <table:table-cell office:value-type="float" office:value="0.0010838">
            <text:p>0.0010838</text:p>
          </table:table-cell>
          <table:table-cell office:value-type="float" office:value="0.0011522">
            <text:p>0.0011522</text:p>
          </table:table-cell>
          <table:table-cell office:value-type="float" office:value="0.0000009">
            <text:p>0.0000009</text:p>
          </table:table-cell>
          <table:table-cell office:value-type="float" office:value="0.000056">
            <text:p>0.000056</text:p>
          </table:table-cell>
          <table:table-cell office:value-type="float" office:value="0.0000579">
            <text:p>0.0000579</text:p>
          </table:table-cell>
          <table:table-cell office:value-type="float" office:value="0.001471">
            <text:p>0.001471</text:p>
          </table:table-cell>
          <table:table-cell office:value-type="float" office:value="0.0432522">
            <text:p>0.0432522</text:p>
          </table:table-cell>
          <table:table-cell office:value-type="float" office:value="0.0442052">
            <text:p>0.0442052</text:p>
          </table:table-cell>
          <table:table-cell office:value-type="float" office:value="0.0343662">
            <text:p>0.0343662</text:p>
          </table:table-cell>
          <table:table-cell office:value-type="float" office:value="0.2412837">
            <text:p>0.2412837</text:p>
          </table:table-cell>
          <table:table-cell office:value-type="float" office:value="0.2469231">
            <text:p>0.2469231</text:p>
          </table:table-cell>
          <table:table-cell office:value-type="float" office:value="0.0000121">
            <text:p>0.0000121</text:p>
          </table:table-cell>
          <table:table-cell office:value-type="float" office:value="0.000119">
            <text:p>0.000119</text:p>
          </table:table-cell>
          <table:table-cell office:value-type="float" office:value="0.000125">
            <text:p>0.000125</text:p>
          </table:table-cell>
          <table:table-cell office:value-type="float" office:value="0.000023">
            <text:p>0.000023</text:p>
          </table:table-cell>
          <table:table-cell office:value-type="float" office:value="0.000222">
            <text:p>0.000222</text:p>
          </table:table-cell>
          <table:table-cell office:value-type="float" office:value="0.00023">
            <text:p>0.00023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0.0009228">
            <text:p>0.0009228</text:p>
          </table:table-cell>
          <table:table-cell office:value-type="float" office:value="0.0011282">
            <text:p>0.0011282</text:p>
          </table:table-cell>
          <table:table-cell office:value-type="float" office:value="0.0012139">
            <text:p>0.0012139</text:p>
          </table:table-cell>
          <table:table-cell office:value-type="float" office:value="0.000001">
            <text:p>0.000001</text:p>
          </table:table-cell>
          <table:table-cell office:value-type="float" office:value="0.0000589">
            <text:p>0.0000589</text:p>
          </table:table-cell>
          <table:table-cell office:value-type="float" office:value="0.000061">
            <text:p>0.000061</text:p>
          </table:table-cell>
          <table:table-cell office:value-type="float" office:value="0.0015407">
            <text:p>0.0015407</text:p>
          </table:table-cell>
          <table:table-cell office:value-type="float" office:value="0.0471949">
            <text:p>0.0471949</text:p>
          </table:table-cell>
          <table:table-cell office:value-type="float" office:value="0.0482783">
            <text:p>0.0482783</text:p>
          </table:table-cell>
          <table:table-cell office:value-type="float" office:value="0.0379212">
            <text:p>0.0379212</text:p>
          </table:table-cell>
          <table:table-cell office:value-type="float" office:value="0.26376">
            <text:p>0.26376</text:p>
          </table:table-cell>
          <table:table-cell office:value-type="float" office:value="0.2702165">
            <text:p>0.2702165</text:p>
          </table:table-cell>
          <table:table-cell office:value-type="float" office:value="0.0000129">
            <text:p>0.0000129</text:p>
          </table:table-cell>
          <table:table-cell office:value-type="float" office:value="0.000126">
            <text:p>0.000126</text:p>
          </table:table-cell>
          <table:table-cell office:value-type="float" office:value="0.0001339">
            <text:p>0.0001339</text:p>
          </table:table-cell>
          <table:table-cell office:value-type="float" office:value="0.000018">
            <text:p>0.000018</text:p>
          </table:table-cell>
          <table:table-cell office:value-type="float" office:value="0.000237">
            <text:p>0.000237</text:p>
          </table:table-cell>
          <table:table-cell office:value-type="float" office:value="0.0002359">
            <text:p>0.0002359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009531">
            <text:p>0.0009531</text:p>
          </table:table-cell>
          <table:table-cell office:value-type="float" office:value="0.0011839">
            <text:p>0.0011839</text:p>
          </table:table-cell>
          <table:table-cell office:value-type="float" office:value="0.0012558">
            <text:p>0.0012558</text:p>
          </table:table-cell>
          <table:table-cell office:value-type="float" office:value="0.0000011">
            <text:p>0.0000011</text:p>
          </table:table-cell>
          <table:table-cell office:value-type="float" office:value="0.0000619">
            <text:p>0.0000619</text:p>
          </table:table-cell>
          <table:table-cell office:value-type="float" office:value="0.0000639">
            <text:p>0.0000639</text:p>
          </table:table-cell>
          <table:table-cell office:value-type="float" office:value="0.0016059">
            <text:p>0.0016059</text:p>
          </table:table-cell>
          <table:table-cell office:value-type="float" office:value="0.051297">
            <text:p>0.051297</text:p>
          </table:table-cell>
          <table:table-cell office:value-type="float" office:value="0.0525617">
            <text:p>0.0525617</text:p>
          </table:table-cell>
          <table:table-cell office:value-type="float" office:value="0.0413261">
            <text:p>0.0413261</text:p>
          </table:table-cell>
          <table:table-cell office:value-type="float" office:value="0.2872923">
            <text:p>0.2872923</text:p>
          </table:table-cell>
          <table:table-cell office:value-type="float" office:value="0.2953606">
            <text:p>0.2953606</text:p>
          </table:table-cell>
          <table:table-cell office:value-type="float" office:value="0.0000131">
            <text:p>0.0000131</text:p>
          </table:table-cell>
          <table:table-cell office:value-type="float" office:value="0.000132">
            <text:p>0.000132</text:p>
          </table:table-cell>
          <table:table-cell office:value-type="float" office:value="0.0001399">
            <text:p>0.0001399</text:p>
          </table:table-cell>
          <table:table-cell office:value-type="float" office:value="0.0000199">
            <text:p>0.0000199</text:p>
          </table:table-cell>
          <table:table-cell office:value-type="float" office:value="0.0002439">
            <text:p>0.0002439</text:p>
          </table:table-cell>
          <table:table-cell office:value-type="float" office:value="0.000249">
            <text:p>0.000249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09918">
            <text:p>0.0009918</text:p>
          </table:table-cell>
          <table:table-cell office:value-type="float" office:value="0.0012333">
            <text:p>0.0012333</text:p>
          </table:table-cell>
          <table:table-cell office:value-type="float" office:value="0.001303">
            <text:p>0.001303</text:p>
          </table:table-cell>
          <table:table-cell office:value-type="float" office:value="0.000001">
            <text:p>0.000001</text:p>
          </table:table-cell>
          <table:table-cell office:value-type="float" office:value="0.0000641">
            <text:p>0.0000641</text:p>
          </table:table-cell>
          <table:table-cell office:value-type="float" office:value="0.000066">
            <text:p>0.000066</text:p>
          </table:table-cell>
          <table:table-cell office:value-type="float" office:value="0.0016682">
            <text:p>0.0016682</text:p>
          </table:table-cell>
          <table:table-cell office:value-type="float" office:value="0.0555886">
            <text:p>0.0555886</text:p>
          </table:table-cell>
          <table:table-cell office:value-type="float" office:value="0.0569967">
            <text:p>0.0569967</text:p>
          </table:table-cell>
          <table:table-cell office:value-type="float" office:value="0.0448161">
            <text:p>0.0448161</text:p>
          </table:table-cell>
          <table:table-cell office:value-type="float" office:value="0.3118615">
            <text:p>0.3118615</text:p>
          </table:table-cell>
          <table:table-cell office:value-type="float" office:value="0.3202391">
            <text:p>0.3202391</text:p>
          </table:table-cell>
          <table:table-cell office:value-type="float" office:value="0.000013">
            <text:p>0.000013</text:p>
          </table:table-cell>
          <table:table-cell office:value-type="float" office:value="0.0001389">
            <text:p>0.0001389</text:p>
          </table:table-cell>
          <table:table-cell office:value-type="float" office:value="0.000148">
            <text:p>0.000148</text:p>
          </table:table-cell>
          <table:table-cell office:value-type="float" office:value="0.000021">
            <text:p>0.000021</text:p>
          </table:table-cell>
          <table:table-cell office:value-type="float" office:value="0.000254">
            <text:p>0.000254</text:p>
          </table:table-cell>
          <table:table-cell office:value-type="float" office:value="0.0002579">
            <text:p>0.0002579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0.0010189">
            <text:p>0.0010189</text:p>
          </table:table-cell>
          <table:table-cell office:value-type="float" office:value="0.001285">
            <text:p>0.001285</text:p>
          </table:table-cell>
          <table:table-cell office:value-type="float" office:value="0.0013539">
            <text:p>0.0013539</text:p>
          </table:table-cell>
          <table:table-cell office:value-type="float" office:value="-0">
            <text:p>0</text:p>
          </table:table-cell>
          <table:table-cell office:value-type="float" office:value="0.0000659">
            <text:p>0.0000659</text:p>
          </table:table-cell>
          <table:table-cell office:value-type="float" office:value="0.0000661">
            <text:p>0.0000661</text:p>
          </table:table-cell>
          <table:table-cell office:value-type="float" office:value="0.0017347">
            <text:p>0.0017347</text:p>
          </table:table-cell>
          <table:table-cell office:value-type="float" office:value="0.06009">
            <text:p>0.06009</text:p>
          </table:table-cell>
          <table:table-cell office:value-type="float" office:value="0.0616729">
            <text:p>0.0616729</text:p>
          </table:table-cell>
          <table:table-cell office:value-type="float" office:value="0.0484343">
            <text:p>0.0484343</text:p>
          </table:table-cell>
          <table:table-cell office:value-type="float" office:value="0.3375386">
            <text:p>0.3375386</text:p>
          </table:table-cell>
          <table:table-cell office:value-type="float" office:value="0.3477995">
            <text:p>0.3477995</text:p>
          </table:table-cell>
          <table:table-cell office:value-type="float" office:value="0.0000141">
            <text:p>0.0000141</text:p>
          </table:table-cell>
          <table:table-cell office:value-type="float" office:value="0.0001471">
            <text:p>0.0001471</text:p>
          </table:table-cell>
          <table:table-cell office:value-type="float" office:value="0.0001571">
            <text:p>0.0001571</text:p>
          </table:table-cell>
          <table:table-cell office:value-type="float" office:value="0.000021">
            <text:p>0.000021</text:p>
          </table:table-cell>
          <table:table-cell office:value-type="float" office:value="0.0002659">
            <text:p>0.0002659</text:p>
          </table:table-cell>
          <table:table-cell office:value-type="float" office:value="0.000267">
            <text:p>0.000267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0.0010525">
            <text:p>0.0010525</text:p>
          </table:table-cell>
          <table:table-cell office:value-type="float" office:value="0.0013353">
            <text:p>0.0013353</text:p>
          </table:table-cell>
          <table:table-cell office:value-type="float" office:value="0.0014043">
            <text:p>0.0014043</text:p>
          </table:table-cell>
          <table:table-cell office:value-type="float" office:value="-0.0000001">
            <text:p>-0.0000001</text:p>
          </table:table-cell>
          <table:table-cell office:value-type="float" office:value="0.0000689">
            <text:p>0.0000689</text:p>
          </table:table-cell>
          <table:table-cell office:value-type="float" office:value="0.0000711">
            <text:p>0.0000711</text:p>
          </table:table-cell>
          <table:table-cell office:value-type="float" office:value="0.0018076">
            <text:p>0.0018076</text:p>
          </table:table-cell>
          <table:table-cell office:value-type="float" office:value="0.0647732">
            <text:p>0.0647732</text:p>
          </table:table-cell>
          <table:table-cell office:value-type="float" office:value="0.066503">
            <text:p>0.066503</text:p>
          </table:table-cell>
          <table:table-cell office:value-type="float" office:value="0.0522526">
            <text:p>0.0522526</text:p>
          </table:table-cell>
          <table:table-cell office:value-type="float" office:value="0.3640819">
            <text:p>0.3640819</text:p>
          </table:table-cell>
          <table:table-cell office:value-type="float" office:value="0.3751906">
            <text:p>0.3751906</text:p>
          </table:table-cell>
          <table:table-cell office:value-type="float" office:value="0.000014">
            <text:p>0.000014</text:p>
          </table:table-cell>
          <table:table-cell office:value-type="float" office:value="0.0001529">
            <text:p>0.0001529</text:p>
          </table:table-cell>
          <table:table-cell office:value-type="float" office:value="0.0001621">
            <text:p>0.0001621</text:p>
          </table:table-cell>
          <table:table-cell office:value-type="float" office:value="0.000022">
            <text:p>0.000022</text:p>
          </table:table-cell>
          <table:table-cell office:value-type="float" office:value="0.000285">
            <text:p>0.000285</text:p>
          </table:table-cell>
          <table:table-cell office:value-type="float" office:value="0.000289">
            <text:p>0.00028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0.0010782">
            <text:p>0.0010782</text:p>
          </table:table-cell>
          <table:table-cell office:value-type="float" office:value="0.0013902">
            <text:p>0.0013902</text:p>
          </table:table-cell>
          <table:table-cell office:value-type="float" office:value="0.0014645">
            <text:p>0.0014645</text:p>
          </table:table-cell>
          <table:table-cell office:value-type="float" office:value="0">
            <text:p>0</text:p>
          </table:table-cell>
          <table:table-cell office:value-type="float" office:value="0.0000691">
            <text:p>0.0000691</text:p>
          </table:table-cell>
          <table:table-cell office:value-type="float" office:value="0.000074">
            <text:p>0.000074</text:p>
          </table:table-cell>
          <table:table-cell office:value-type="float" office:value="0.0018803">
            <text:p>0.0018803</text:p>
          </table:table-cell>
          <table:table-cell office:value-type="float" office:value="0.0696399">
            <text:p>0.0696399</text:p>
          </table:table-cell>
          <table:table-cell office:value-type="float" office:value="0.0715587">
            <text:p>0.0715587</text:p>
          </table:table-cell>
          <table:table-cell office:value-type="float" office:value="0.0564098">
            <text:p>0.0564098</text:p>
          </table:table-cell>
          <table:table-cell office:value-type="float" office:value="0.391942">
            <text:p>0.391942</text:p>
          </table:table-cell>
          <table:table-cell office:value-type="float" office:value="0.4038725">
            <text:p>0.4038725</text:p>
          </table:table-cell>
          <table:table-cell office:value-type="float" office:value="0.000015">
            <text:p>0.000015</text:p>
          </table:table-cell>
          <table:table-cell office:value-type="float" office:value="0.0001631">
            <text:p>0.0001631</text:p>
          </table:table-cell>
          <table:table-cell office:value-type="float" office:value="0.000172">
            <text:p>0.000172</text:p>
          </table:table-cell>
          <table:table-cell office:value-type="float" office:value="0.0000231">
            <text:p>0.0000231</text:p>
          </table:table-cell>
          <table:table-cell office:value-type="float" office:value="0.000295">
            <text:p>0.000295</text:p>
          </table:table-cell>
          <table:table-cell office:value-type="float" office:value="0.0003009">
            <text:p>0.0003009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011093">
            <text:p>0.0011093</text:p>
          </table:table-cell>
          <table:table-cell office:value-type="float" office:value="0.0014385">
            <text:p>0.0014385</text:p>
          </table:table-cell>
          <table:table-cell office:value-type="float" office:value="0.0015117">
            <text:p>0.0015117</text:p>
          </table:table-cell>
          <table:table-cell office:value-type="float" office:value="-0.0000001">
            <text:p>-0.0000001</text:p>
          </table:table-cell>
          <table:table-cell office:value-type="float" office:value="0.0000749">
            <text:p>0.0000749</text:p>
          </table:table-cell>
          <table:table-cell office:value-type="float" office:value="0.0000761">
            <text:p>0.0000761</text:p>
          </table:table-cell>
          <table:table-cell office:value-type="float" office:value="0.0019464">
            <text:p>0.0019464</text:p>
          </table:table-cell>
          <table:table-cell office:value-type="float" office:value="0.0746783">
            <text:p>0.0746783</text:p>
          </table:table-cell>
          <table:table-cell office:value-type="float" office:value="0.0767299">
            <text:p>0.0767299</text:p>
          </table:table-cell>
          <table:table-cell office:value-type="float" office:value="0.0606483">
            <text:p>0.0606483</text:p>
          </table:table-cell>
          <table:table-cell office:value-type="float" office:value="0.4210958">
            <text:p>0.4210958</text:p>
          </table:table-cell>
          <table:table-cell office:value-type="float" office:value="0.4334833">
            <text:p>0.4334833</text:p>
          </table:table-cell>
          <table:table-cell office:value-type="float" office:value="0.0000149">
            <text:p>0.0000149</text:p>
          </table:table-cell>
          <table:table-cell office:value-type="float" office:value="0.0001679">
            <text:p>0.0001679</text:p>
          </table:table-cell>
          <table:table-cell office:value-type="float" office:value="0.000177">
            <text:p>0.000177</text:p>
          </table:table-cell>
          <table:table-cell office:value-type="float" office:value="0.0000299">
            <text:p>0.0000299</text:p>
          </table:table-cell>
          <table:table-cell office:value-type="float" office:value="0.000301">
            <text:p>0.000301</text:p>
          </table:table-cell>
          <table:table-cell office:value-type="float" office:value="0.0003071">
            <text:p>0.0003071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11383">
            <text:p>0.0011383</text:p>
          </table:table-cell>
          <table:table-cell office:value-type="float" office:value="0.0014886">
            <text:p>0.0014886</text:p>
          </table:table-cell>
          <table:table-cell office:value-type="float" office:value="0.0015636">
            <text:p>0.0015636</text:p>
          </table:table-cell>
          <table:table-cell office:value-type="float" office:value="0.0000009">
            <text:p>0.0000009</text:p>
          </table:table-cell>
          <table:table-cell office:value-type="float" office:value="0.0000751">
            <text:p>0.0000751</text:p>
          </table:table-cell>
          <table:table-cell office:value-type="float" office:value="0.0000749">
            <text:p>0.0000749</text:p>
          </table:table-cell>
          <table:table-cell office:value-type="float" office:value="0.0020175">
            <text:p>0.0020175</text:p>
          </table:table-cell>
          <table:table-cell office:value-type="float" office:value="0.0799079">
            <text:p>0.0799079</text:p>
          </table:table-cell>
          <table:table-cell office:value-type="float" office:value="0.0821649">
            <text:p>0.0821649</text:p>
          </table:table-cell>
          <table:table-cell office:value-type="float" office:value="0.0650992">
            <text:p>0.0650992</text:p>
          </table:table-cell>
          <table:table-cell office:value-type="float" office:value="0.4506921">
            <text:p>0.4506921</text:p>
          </table:table-cell>
          <table:table-cell office:value-type="float" office:value="0.4643627">
            <text:p>0.4643627</text:p>
          </table:table-cell>
          <table:table-cell office:value-type="float" office:value="0.0000161">
            <text:p>0.0000161</text:p>
          </table:table-cell>
          <table:table-cell office:value-type="float" office:value="0.0001761">
            <text:p>0.0001761</text:p>
          </table:table-cell>
          <table:table-cell office:value-type="float" office:value="0.000186">
            <text:p>0.000186</text:p>
          </table:table-cell>
          <table:table-cell office:value-type="float" office:value="0.000029">
            <text:p>0.000029</text:p>
          </table:table-cell>
          <table:table-cell office:value-type="float" office:value="0.00032">
            <text:p>0.00032</text:p>
          </table:table-cell>
          <table:table-cell office:value-type="float" office:value="0.0003231">
            <text:p>0.0003231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0.0011728">
            <text:p>0.0011728</text:p>
          </table:table-cell>
          <table:table-cell office:value-type="float" office:value="0.0015408">
            <text:p>0.0015408</text:p>
          </table:table-cell>
          <table:table-cell office:value-type="float" office:value="0.0016095">
            <text:p>0.0016095</text:p>
          </table:table-cell>
          <table:table-cell office:value-type="float" office:value="0.0000011">
            <text:p>0.0000011</text:p>
          </table:table-cell>
          <table:table-cell office:value-type="float" office:value="0.000079">
            <text:p>0.000079</text:p>
          </table:table-cell>
          <table:table-cell office:value-type="float" office:value="0.0000811">
            <text:p>0.0000811</text:p>
          </table:table-cell>
          <table:table-cell office:value-type="float" office:value="0.0020724">
            <text:p>0.0020724</text:p>
          </table:table-cell>
          <table:table-cell office:value-type="float" office:value="0.0853497">
            <text:p>0.0853497</text:p>
          </table:table-cell>
          <table:table-cell office:value-type="float" office:value="0.0877379">
            <text:p>0.0877379</text:p>
          </table:table-cell>
          <table:table-cell office:value-type="float" office:value="0.0695422">
            <text:p>0.0695422</text:p>
          </table:table-cell>
          <table:table-cell office:value-type="float" office:value="0.4814432">
            <text:p>0.4814432</text:p>
          </table:table-cell>
          <table:table-cell office:value-type="float" office:value="0.4981972">
            <text:p>0.4981972</text:p>
          </table:table-cell>
          <table:table-cell office:value-type="float" office:value="0.0000161">
            <text:p>0.0000161</text:p>
          </table:table-cell>
          <table:table-cell office:value-type="float" office:value="0.000183">
            <text:p>0.000183</text:p>
          </table:table-cell>
          <table:table-cell office:value-type="float" office:value="0.0001971">
            <text:p>0.0001971</text:p>
          </table:table-cell>
          <table:table-cell office:value-type="float" office:value="0.0000251">
            <text:p>0.0000251</text:p>
          </table:table-cell>
          <table:table-cell office:value-type="float" office:value="0.0003271">
            <text:p>0.0003271</text:p>
          </table:table-cell>
          <table:table-cell office:value-type="float" office:value="0.0003301">
            <text:p>0.000330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012092">
            <text:p>0.0012092</text:p>
          </table:table-cell>
          <table:table-cell office:value-type="float" office:value="0.0015951">
            <text:p>0.0015951</text:p>
          </table:table-cell>
          <table:table-cell office:value-type="float" office:value="0.0016686">
            <text:p>0.0016686</text:p>
          </table:table-cell>
          <table:table-cell office:value-type="float" office:value="0.0000001">
            <text:p>0.0000001</text:p>
          </table:table-cell>
          <table:table-cell office:value-type="float" office:value="0.0000819">
            <text:p>0.0000819</text:p>
          </table:table-cell>
          <table:table-cell office:value-type="float" office:value="0.000087">
            <text:p>0.000087</text:p>
          </table:table-cell>
          <table:table-cell office:value-type="float" office:value="0.0021327">
            <text:p>0.0021327</text:p>
          </table:table-cell>
          <table:table-cell office:value-type="float" office:value="0.0909628">
            <text:p>0.0909628</text:p>
          </table:table-cell>
          <table:table-cell office:value-type="float" office:value="0.0935631">
            <text:p>0.0935631</text:p>
          </table:table-cell>
          <table:table-cell office:value-type="float" office:value="0.0742787">
            <text:p>0.0742787</text:p>
          </table:table-cell>
          <table:table-cell office:value-type="float" office:value="0.5131979">
            <text:p>0.5131979</text:p>
          </table:table-cell>
          <table:table-cell office:value-type="float" office:value="0.5315897">
            <text:p>0.5315897</text:p>
          </table:table-cell>
          <table:table-cell office:value-type="float" office:value="0.0000171">
            <text:p>0.0000171</text:p>
          </table:table-cell>
          <table:table-cell office:value-type="float" office:value="0.0001899">
            <text:p>0.0001899</text:p>
          </table:table-cell>
          <table:table-cell office:value-type="float" office:value="0.000202">
            <text:p>0.000202</text:p>
          </table:table-cell>
          <table:table-cell office:value-type="float" office:value="0.0000261">
            <text:p>0.0000261</text:p>
          </table:table-cell>
          <table:table-cell office:value-type="float" office:value="0.0003389">
            <text:p>0.0003389</text:p>
          </table:table-cell>
          <table:table-cell office:value-type="float" office:value="0.000344">
            <text:p>0.000344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0012417">
            <text:p>0.0012417</text:p>
          </table:table-cell>
          <table:table-cell office:value-type="float" office:value="0.0016396">
            <text:p>0.0016396</text:p>
          </table:table-cell>
          <table:table-cell office:value-type="float" office:value="0.0017248">
            <text:p>0.0017248</text:p>
          </table:table-cell>
          <table:table-cell office:value-type="float" office:value="-0.0000001">
            <text:p>-0.0000001</text:p>
          </table:table-cell>
          <table:table-cell office:value-type="float" office:value="0.000086">
            <text:p>0.000086</text:p>
          </table:table-cell>
          <table:table-cell office:value-type="float" office:value="0.0000859">
            <text:p>0.0000859</text:p>
          </table:table-cell>
          <table:table-cell office:value-type="float" office:value="0.0021909">
            <text:p>0.0021909</text:p>
          </table:table-cell>
          <table:table-cell office:value-type="float" office:value="0.0967572">
            <text:p>0.0967572</text:p>
          </table:table-cell>
          <table:table-cell office:value-type="float" office:value="0.0994995">
            <text:p>0.0994995</text:p>
          </table:table-cell>
          <table:table-cell office:value-type="float" office:value="0.0795279">
            <text:p>0.0795279</text:p>
          </table:table-cell>
          <table:table-cell office:value-type="float" office:value="0.5461556">
            <text:p>0.5461556</text:p>
          </table:table-cell>
          <table:table-cell office:value-type="float" office:value="0.5657569">
            <text:p>0.5657569</text:p>
          </table:table-cell>
          <table:table-cell office:value-type="float" office:value="0.0000169">
            <text:p>0.0000169</text:p>
          </table:table-cell>
          <table:table-cell office:value-type="float" office:value="0.0001979">
            <text:p>0.0001979</text:p>
          </table:table-cell>
          <table:table-cell office:value-type="float" office:value="0.0002091">
            <text:p>0.0002091</text:p>
          </table:table-cell>
          <table:table-cell office:value-type="float" office:value="0.000034">
            <text:p>0.000034</text:p>
          </table:table-cell>
          <table:table-cell office:value-type="float" office:value="0.0003499">
            <text:p>0.0003499</text:p>
          </table:table-cell>
          <table:table-cell office:value-type="float" office:value="0.0003501">
            <text:p>0.0003501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0.0012811">
            <text:p>0.0012811</text:p>
          </table:table-cell>
          <table:table-cell office:value-type="float" office:value="0.0016833">
            <text:p>0.0016833</text:p>
          </table:table-cell>
          <table:table-cell office:value-type="float" office:value="0.0017855">
            <text:p>0.0017855</text:p>
          </table:table-cell>
          <table:table-cell office:value-type="float" office:value="-0.0000001">
            <text:p>-0.0000001</text:p>
          </table:table-cell>
          <table:table-cell office:value-type="float" office:value="0.0000871">
            <text:p>0.0000871</text:p>
          </table:table-cell>
          <table:table-cell office:value-type="float" office:value="0.0000881">
            <text:p>0.0000881</text:p>
          </table:table-cell>
          <table:table-cell office:value-type="float" office:value="0.002246">
            <text:p>0.002246</text:p>
          </table:table-cell>
          <table:table-cell office:value-type="float" office:value="0.1027559">
            <text:p>0.1027559</text:p>
          </table:table-cell>
          <table:table-cell office:value-type="float" office:value="0.1057079">
            <text:p>0.1057079</text:p>
          </table:table-cell>
          <table:table-cell office:value-type="float" office:value="0.0844785">
            <text:p>0.0844785</text:p>
          </table:table-cell>
          <table:table-cell office:value-type="float" office:value="0.5800347">
            <text:p>0.5800347</text:p>
          </table:table-cell>
          <table:table-cell office:value-type="float" office:value="0.6042295">
            <text:p>0.6042295</text:p>
          </table:table-cell>
          <table:table-cell office:value-type="float" office:value="0.0000181">
            <text:p>0.0000181</text:p>
          </table:table-cell>
          <table:table-cell office:value-type="float" office:value="0.0002079">
            <text:p>0.0002079</text:p>
          </table:table-cell>
          <table:table-cell office:value-type="float" office:value="0.0002281">
            <text:p>0.0002281</text:p>
          </table:table-cell>
          <table:table-cell office:value-type="float" office:value="0.000028">
            <text:p>0.000028</text:p>
          </table:table-cell>
          <table:table-cell office:value-type="float" office:value="0.0003661">
            <text:p>0.0003661</text:p>
          </table:table-cell>
          <table:table-cell office:value-type="float" office:value="0.0003739">
            <text:p>0.0003739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001318">
            <text:p>0.001318</text:p>
          </table:table-cell>
          <table:table-cell office:value-type="float" office:value="0.0017409">
            <text:p>0.0017409</text:p>
          </table:table-cell>
          <table:table-cell office:value-type="float" office:value="0.001838">
            <text:p>0.001838</text:p>
          </table:table-cell>
          <table:table-cell office:value-type="float" office:value="0.000001">
            <text:p>0.000001</text:p>
          </table:table-cell>
          <table:table-cell office:value-type="float" office:value="0.00009">
            <text:p>0.00009</text:p>
          </table:table-cell>
          <table:table-cell office:value-type="float" office:value="0.000093">
            <text:p>0.000093</text:p>
          </table:table-cell>
          <table:table-cell office:value-type="float" office:value="0.0023007">
            <text:p>0.0023007</text:p>
          </table:table-cell>
          <table:table-cell office:value-type="float" office:value="0.1089335">
            <text:p>0.1089335</text:p>
          </table:table-cell>
          <table:table-cell office:value-type="float" office:value="0.1120674">
            <text:p>0.1120674</text:p>
          </table:table-cell>
          <table:table-cell office:value-type="float" office:value="0.0896297">
            <text:p>0.0896297</text:p>
          </table:table-cell>
          <table:table-cell office:value-type="float" office:value="0.6152817">
            <text:p>0.6152817</text:p>
          </table:table-cell>
          <table:table-cell office:value-type="float" office:value="0.641677">
            <text:p>0.641677</text:p>
          </table:table-cell>
          <table:table-cell office:value-type="float" office:value="0.0000189">
            <text:p>0.0000189</text:p>
          </table:table-cell>
          <table:table-cell office:value-type="float" office:value="0.0002589">
            <text:p>0.0002589</text:p>
          </table:table-cell>
          <table:table-cell office:value-type="float" office:value="0.0002251">
            <text:p>0.0002251</text:p>
          </table:table-cell>
          <table:table-cell office:value-type="float" office:value="0.000027">
            <text:p>0.000027</text:p>
          </table:table-cell>
          <table:table-cell office:value-type="float" office:value="0.0003711">
            <text:p>0.0003711</text:p>
          </table:table-cell>
          <table:table-cell office:value-type="float" office:value="0.000388">
            <text:p>0.000388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013585">
            <text:p>0.0013585</text:p>
          </table:table-cell>
          <table:table-cell office:value-type="float" office:value="0.0017784">
            <text:p>0.0017784</text:p>
          </table:table-cell>
          <table:table-cell office:value-type="float" office:value="0.0018949">
            <text:p>0.0018949</text:p>
          </table:table-cell>
          <table:table-cell office:value-type="float" office:value="-0.0000001">
            <text:p>-0.0000001</text:p>
          </table:table-cell>
          <table:table-cell office:value-type="float" office:value="0.0000921">
            <text:p>0.0000921</text:p>
          </table:table-cell>
          <table:table-cell office:value-type="float" office:value="0.000095">
            <text:p>0.000095</text:p>
          </table:table-cell>
          <table:table-cell office:value-type="float" office:value="0.0023664">
            <text:p>0.0023664</text:p>
          </table:table-cell>
          <table:table-cell office:value-type="float" office:value="0.1153158">
            <text:p>0.1153158</text:p>
          </table:table-cell>
          <table:table-cell office:value-type="float" office:value="0.1186863">
            <text:p>0.1186863</text:p>
          </table:table-cell>
          <table:table-cell office:value-type="float" office:value="0.0951743">
            <text:p>0.0951743</text:p>
          </table:table-cell>
          <table:table-cell office:value-type="float" office:value="0.651602">
            <text:p>0.651602</text:p>
          </table:table-cell>
          <table:table-cell office:value-type="float" office:value="0.6805">
            <text:p>0.6805</text:p>
          </table:table-cell>
          <table:table-cell office:value-type="float" office:value="0.0000191">
            <text:p>0.0000191</text:p>
          </table:table-cell>
          <table:table-cell office:value-type="float" office:value="0.000223">
            <text:p>0.000223</text:p>
          </table:table-cell>
          <table:table-cell office:value-type="float" office:value="0.000235">
            <text:p>0.000235</text:p>
          </table:table-cell>
          <table:table-cell office:value-type="float" office:value="0.000028">
            <text:p>0.000028</text:p>
          </table:table-cell>
          <table:table-cell office:value-type="float" office:value="0.0003881">
            <text:p>0.0003881</text:p>
          </table:table-cell>
          <table:table-cell office:value-type="float" office:value="0.0004041">
            <text:p>0.000404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0.0013951">
            <text:p>0.0013951</text:p>
          </table:table-cell>
          <table:table-cell office:value-type="float" office:value="0.0018269">
            <text:p>0.0018269</text:p>
          </table:table-cell>
          <table:table-cell office:value-type="float" office:value="0.001946">
            <text:p>0.001946</text:p>
          </table:table-cell>
          <table:table-cell office:value-type="float" office:value="0.0000009">
            <text:p>0.0000009</text:p>
          </table:table-cell>
          <table:table-cell office:value-type="float" office:value="0.0000961">
            <text:p>0.0000961</text:p>
          </table:table-cell>
          <table:table-cell office:value-type="float" office:value="0.000098">
            <text:p>0.000098</text:p>
          </table:table-cell>
          <table:table-cell office:value-type="float" office:value="0.0024331">
            <text:p>0.0024331</text:p>
          </table:table-cell>
          <table:table-cell office:value-type="float" office:value="0.1219536">
            <text:p>0.1219536</text:p>
          </table:table-cell>
          <table:table-cell office:value-type="float" office:value="0.1253641">
            <text:p>0.1253641</text:p>
          </table:table-cell>
          <table:table-cell office:value-type="float" office:value="0.100752">
            <text:p>0.100752</text:p>
          </table:table-cell>
          <table:table-cell office:value-type="float" office:value="0.6890388">
            <text:p>0.6890388</text:p>
          </table:table-cell>
          <table:table-cell office:value-type="float" office:value="0.7213246">
            <text:p>0.7213246</text:p>
          </table:table-cell>
          <table:table-cell office:value-type="float" office:value="0.0000189">
            <text:p>0.0000189</text:p>
          </table:table-cell>
          <table:table-cell office:value-type="float" office:value="0.0002331">
            <text:p>0.0002331</text:p>
          </table:table-cell>
          <table:table-cell office:value-type="float" office:value="0.000241">
            <text:p>0.000241</text:p>
          </table:table-cell>
          <table:table-cell office:value-type="float" office:value="0.000029">
            <text:p>0.000029</text:p>
          </table:table-cell>
          <table:table-cell office:value-type="float" office:value="0.000398">
            <text:p>0.000398</text:p>
          </table:table-cell>
          <table:table-cell office:value-type="float" office:value="0.000414">
            <text:p>0.000414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0.0014316">
            <text:p>0.0014316</text:p>
          </table:table-cell>
          <table:table-cell office:value-type="float" office:value="0.0018867">
            <text:p>0.0018867</text:p>
          </table:table-cell>
          <table:table-cell office:value-type="float" office:value="0.0019957">
            <text:p>0.0019957</text:p>
          </table:table-cell>
          <table:table-cell office:value-type="float" office:value="0.0000009">
            <text:p>0.0000009</text:p>
          </table:table-cell>
          <table:table-cell office:value-type="float" office:value="0.000098">
            <text:p>0.000098</text:p>
          </table:table-cell>
          <table:table-cell office:value-type="float" office:value="0.0001">
            <text:p>0.0001</text:p>
          </table:table-cell>
          <table:table-cell office:value-type="float" office:value="0.0024878">
            <text:p>0.0024878</text:p>
          </table:table-cell>
          <table:table-cell office:value-type="float" office:value="0.1287185">
            <text:p>0.1287185</text:p>
          </table:table-cell>
          <table:table-cell office:value-type="float" office:value="0.1323255">
            <text:p>0.1323255</text:p>
          </table:table-cell>
          <table:table-cell office:value-type="float" office:value="0.1066376">
            <text:p>0.1066376</text:p>
          </table:table-cell>
          <table:table-cell office:value-type="float" office:value="0.7271755">
            <text:p>0.7271755</text:p>
          </table:table-cell>
          <table:table-cell office:value-type="float" office:value="0.7627186">
            <text:p>0.7627186</text:p>
          </table:table-cell>
          <table:table-cell office:value-type="float" office:value="0.00002">
            <text:p>0.00002</text:p>
          </table:table-cell>
          <table:table-cell office:value-type="float" office:value="0.0002391">
            <text:p>0.0002391</text:p>
          </table:table-cell>
          <table:table-cell office:value-type="float" office:value="0.0002489">
            <text:p>0.0002489</text:p>
          </table:table-cell>
          <table:table-cell office:value-type="float" office:value="0.00003">
            <text:p>0.00003</text:p>
          </table:table-cell>
          <table:table-cell office:value-type="float" office:value="0.000412">
            <text:p>0.000412</text:p>
          </table:table-cell>
          <table:table-cell office:value-type="float" office:value="0.0004231">
            <text:p>0.0004231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0014741">
            <text:p>0.0014741</text:p>
          </table:table-cell>
          <table:table-cell office:value-type="float" office:value="0.0019398">
            <text:p>0.0019398</text:p>
          </table:table-cell>
          <table:table-cell office:value-type="float" office:value="0.0020496">
            <text:p>0.0020496</text:p>
          </table:table-cell>
          <table:table-cell office:value-type="float" office:value="-0.0000001">
            <text:p>-0.0000001</text:p>
          </table:table-cell>
          <table:table-cell office:value-type="float" office:value="0.0000971">
            <text:p>0.0000971</text:p>
          </table:table-cell>
          <table:table-cell office:value-type="float" office:value="0.0001">
            <text:p>0.0001</text:p>
          </table:table-cell>
          <table:table-cell office:value-type="float" office:value="0.0025519">
            <text:p>0.0025519</text:p>
          </table:table-cell>
          <table:table-cell office:value-type="float" office:value="0.1356409">
            <text:p>0.1356409</text:p>
          </table:table-cell>
          <table:table-cell office:value-type="float" office:value="0.1394031">
            <text:p>0.1394031</text:p>
          </table:table-cell>
          <table:table-cell office:value-type="float" office:value="0.1127812">
            <text:p>0.1127812</text:p>
          </table:table-cell>
          <table:table-cell office:value-type="float" office:value="0.7665598">
            <text:p>0.7665598</text:p>
          </table:table-cell>
          <table:table-cell office:value-type="float" office:value="0.8049886">
            <text:p>0.8049886</text:p>
          </table:table-cell>
          <table:table-cell office:value-type="float" office:value="0.0000211">
            <text:p>0.0000211</text:p>
          </table:table-cell>
          <table:table-cell office:value-type="float" office:value="0.000245">
            <text:p>0.000245</text:p>
          </table:table-cell>
          <table:table-cell office:value-type="float" office:value="0.0002611">
            <text:p>0.0002611</text:p>
          </table:table-cell>
          <table:table-cell office:value-type="float" office:value="0.000038">
            <text:p>0.000038</text:p>
          </table:table-cell>
          <table:table-cell table:number-columns-repeated="2" office:value-type="float" office:value="0.0004261">
            <text:p>0.000426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015064">
            <text:p>0.0015064</text:p>
          </table:table-cell>
          <table:table-cell office:value-type="float" office:value="0.001995">
            <text:p>0.001995</text:p>
          </table:table-cell>
          <table:table-cell office:value-type="float" office:value="0.0021064">
            <text:p>0.0021064</text:p>
          </table:table-cell>
          <table:table-cell office:value-type="float" office:value="0.000001">
            <text:p>0.000001</text:p>
          </table:table-cell>
          <table:table-cell office:value-type="float" office:value="0.000102">
            <text:p>0.000102</text:p>
          </table:table-cell>
          <table:table-cell office:value-type="float" office:value="0.0001061">
            <text:p>0.0001061</text:p>
          </table:table-cell>
          <table:table-cell office:value-type="float" office:value="0.0026255">
            <text:p>0.0026255</text:p>
          </table:table-cell>
          <table:table-cell office:value-type="float" office:value="0.1427253">
            <text:p>0.1427253</text:p>
          </table:table-cell>
          <table:table-cell office:value-type="float" office:value="0.1467834">
            <text:p>0.1467834</text:p>
          </table:table-cell>
          <table:table-cell office:value-type="float" office:value="0.11926">
            <text:p>0.11926</text:p>
          </table:table-cell>
          <table:table-cell office:value-type="float" office:value="0.8070528">
            <text:p>0.8070528</text:p>
          </table:table-cell>
          <table:table-cell office:value-type="float" office:value="0.8527983">
            <text:p>0.8527983</text:p>
          </table:table-cell>
          <table:table-cell office:value-type="float" office:value="0.0000211">
            <text:p>0.0000211</text:p>
          </table:table-cell>
          <table:table-cell office:value-type="float" office:value="0.0002541">
            <text:p>0.0002541</text:p>
          </table:table-cell>
          <table:table-cell office:value-type="float" office:value="0.000268">
            <text:p>0.000268</text:p>
          </table:table-cell>
          <table:table-cell office:value-type="float" office:value="0.000033">
            <text:p>0.000033</text:p>
          </table:table-cell>
          <table:table-cell office:value-type="float" office:value="0.000442">
            <text:p>0.000442</text:p>
          </table:table-cell>
          <table:table-cell office:value-type="float" office:value="0.0004471">
            <text:p>0.0004471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0.0015377">
            <text:p>0.0015377</text:p>
          </table:table-cell>
          <table:table-cell office:value-type="float" office:value="0.0020457">
            <text:p>0.0020457</text:p>
          </table:table-cell>
          <table:table-cell office:value-type="float" office:value="0.0021603">
            <text:p>0.0021603</text:p>
          </table:table-cell>
          <table:table-cell office:value-type="float" office:value="0">
            <text:p>0</text:p>
          </table:table-cell>
          <table:table-cell office:value-type="float" office:value="0.000109">
            <text:p>0.000109</text:p>
          </table:table-cell>
          <table:table-cell office:value-type="float" office:value="0.000108">
            <text:p>0.000108</text:p>
          </table:table-cell>
          <table:table-cell office:value-type="float" office:value="0.0026894">
            <text:p>0.0026894</text:p>
          </table:table-cell>
          <table:table-cell office:value-type="float" office:value="0.1500202">
            <text:p>0.1500202</text:p>
          </table:table-cell>
          <table:table-cell office:value-type="float" office:value="0.1543202">
            <text:p>0.1543202</text:p>
          </table:table-cell>
          <table:table-cell office:value-type="float" office:value="0.1257427">
            <text:p>0.1257427</text:p>
          </table:table-cell>
          <table:table-cell office:value-type="float" office:value="0.8488826">
            <text:p>0.8488826</text:p>
          </table:table-cell>
          <table:table-cell office:value-type="float" office:value="0.897047">
            <text:p>0.897047</text:p>
          </table:table-cell>
          <table:table-cell office:value-type="float" office:value="0.0000219">
            <text:p>0.0000219</text:p>
          </table:table-cell>
          <table:table-cell office:value-type="float" office:value="0.0002609">
            <text:p>0.0002609</text:p>
          </table:table-cell>
          <table:table-cell office:value-type="float" office:value="0.000274">
            <text:p>0.000274</text:p>
          </table:table-cell>
          <table:table-cell office:value-type="float" office:value="0.0000531">
            <text:p>0.0000531</text:p>
          </table:table-cell>
          <table:table-cell office:value-type="float" office:value="0.0004481">
            <text:p>0.0004481</text:p>
          </table:table-cell>
          <table:table-cell office:value-type="float" office:value="0.000452">
            <text:p>0.000452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01575">
            <text:p>0.001575</text:p>
          </table:table-cell>
          <table:table-cell office:value-type="float" office:value="0.0020953">
            <text:p>0.0020953</text:p>
          </table:table-cell>
          <table:table-cell office:value-type="float" office:value="0.0022134">
            <text:p>0.0022134</text:p>
          </table:table-cell>
          <table:table-cell office:value-type="float" office:value="0.0000009">
            <text:p>0.0000009</text:p>
          </table:table-cell>
          <table:table-cell office:value-type="float" office:value="0.000108">
            <text:p>0.000108</text:p>
          </table:table-cell>
          <table:table-cell office:value-type="float" office:value="0.0001111">
            <text:p>0.0001111</text:p>
          </table:table-cell>
          <table:table-cell office:value-type="float" office:value="0.0027534">
            <text:p>0.0027534</text:p>
          </table:table-cell>
          <table:table-cell office:value-type="float" office:value="0.1575708">
            <text:p>0.1575708</text:p>
          </table:table-cell>
          <table:table-cell office:value-type="float" office:value="0.1621138">
            <text:p>0.1621138</text:p>
          </table:table-cell>
          <table:table-cell office:value-type="float" office:value="0.1323282">
            <text:p>0.1323282</text:p>
          </table:table-cell>
          <table:table-cell office:value-type="float" office:value="0.8912336">
            <text:p>0.8912336</text:p>
          </table:table-cell>
          <table:table-cell office:value-type="float" office:value="0.9475205">
            <text:p>0.9475205</text:p>
          </table:table-cell>
          <table:table-cell office:value-type="float" office:value="0.000023">
            <text:p>0.000023</text:p>
          </table:table-cell>
          <table:table-cell office:value-type="float" office:value="0.0002689">
            <text:p>0.0002689</text:p>
          </table:table-cell>
          <table:table-cell office:value-type="float" office:value="0.0002791">
            <text:p>0.0002791</text:p>
          </table:table-cell>
          <table:table-cell office:value-type="float" office:value="0.000053">
            <text:p>0.000053</text:p>
          </table:table-cell>
          <table:table-cell office:value-type="float" office:value="0.0004619">
            <text:p>0.0004619</text:p>
          </table:table-cell>
          <table:table-cell office:value-type="float" office:value="0.000471">
            <text:p>0.000471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.0016114">
            <text:p>0.0016114</text:p>
          </table:table-cell>
          <table:table-cell office:value-type="float" office:value="0.0021443">
            <text:p>0.0021443</text:p>
          </table:table-cell>
          <table:table-cell office:value-type="float" office:value="0.0022717">
            <text:p>0.0022717</text:p>
          </table:table-cell>
          <table:table-cell office:value-type="float" office:value="-0.0000001">
            <text:p>-0.0000001</text:p>
          </table:table-cell>
          <table:table-cell office:value-type="float" office:value="0.00011">
            <text:p>0.00011</text:p>
          </table:table-cell>
          <table:table-cell office:value-type="float" office:value="0.0001141">
            <text:p>0.0001141</text:p>
          </table:table-cell>
          <table:table-cell office:value-type="float" office:value="0.0028194">
            <text:p>0.0028194</text:p>
          </table:table-cell>
          <table:table-cell office:value-type="float" office:value="0.1652674">
            <text:p>0.1652674</text:p>
          </table:table-cell>
          <table:table-cell office:value-type="float" office:value="0.1699716">
            <text:p>0.1699716</text:p>
          </table:table-cell>
          <table:table-cell office:value-type="float" office:value="0.1393084">
            <text:p>0.1393084</text:p>
          </table:table-cell>
          <table:table-cell office:value-type="float" office:value="0.9345989">
            <text:p>0.9345989</text:p>
          </table:table-cell>
          <table:table-cell office:value-type="float" office:value="0.9953067">
            <text:p>0.9953067</text:p>
          </table:table-cell>
          <table:table-cell office:value-type="float" office:value="0.0000229">
            <text:p>0.0000229</text:p>
          </table:table-cell>
          <table:table-cell office:value-type="float" office:value="0.000279">
            <text:p>0.000279</text:p>
          </table:table-cell>
          <table:table-cell office:value-type="float" office:value="0.000296">
            <text:p>0.000296</text:p>
          </table:table-cell>
          <table:table-cell office:value-type="float" office:value="0.000034">
            <text:p>0.000034</text:p>
          </table:table-cell>
          <table:table-cell office:value-type="float" office:value="0.0004801">
            <text:p>0.0004801</text:p>
          </table:table-cell>
          <table:table-cell office:value-type="float" office:value="0.0004789">
            <text:p>0.0004789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016511">
            <text:p>0.0016511</text:p>
          </table:table-cell>
          <table:table-cell office:value-type="float" office:value="0.0021961">
            <text:p>0.0021961</text:p>
          </table:table-cell>
          <table:table-cell office:value-type="float" office:value="0.0023226">
            <text:p>0.0023226</text:p>
          </table:table-cell>
          <table:table-cell office:value-type="float" office:value="-0.0000001">
            <text:p>-0.0000001</text:p>
          </table:table-cell>
          <table:table-cell office:value-type="float" office:value="0.0001129">
            <text:p>0.0001129</text:p>
          </table:table-cell>
          <table:table-cell office:value-type="float" office:value="0.0001119">
            <text:p>0.0001119</text:p>
          </table:table-cell>
          <table:table-cell office:value-type="float" office:value="0.0028827">
            <text:p>0.0028827</text:p>
          </table:table-cell>
          <table:table-cell office:value-type="float" office:value="0.173147">
            <text:p>0.173147</text:p>
          </table:table-cell>
          <table:table-cell office:value-type="float" office:value="0.1780656">
            <text:p>0.1780656</text:p>
          </table:table-cell>
          <table:table-cell office:value-type="float" office:value="0.1465849">
            <text:p>0.1465849</text:p>
          </table:table-cell>
          <table:table-cell office:value-type="float" office:value="0.9794256">
            <text:p>0.9794256</text:p>
          </table:table-cell>
          <table:table-cell office:value-type="float" office:value="1.0492948">
            <text:p>1.0492948</text:p>
          </table:table-cell>
          <table:table-cell office:value-type="float" office:value="0.0000229">
            <text:p>0.0000229</text:p>
          </table:table-cell>
          <table:table-cell office:value-type="float" office:value="0.0002891">
            <text:p>0.0002891</text:p>
          </table:table-cell>
          <table:table-cell office:value-type="float" office:value="0.0003031">
            <text:p>0.0003031</text:p>
          </table:table-cell>
          <table:table-cell office:value-type="float" office:value="0.0000349">
            <text:p>0.0000349</text:p>
          </table:table-cell>
          <table:table-cell office:value-type="float" office:value="0.000492">
            <text:p>0.000492</text:p>
          </table:table-cell>
          <table:table-cell office:value-type="float" office:value="0.0005079">
            <text:p>0.0005079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0016943">
            <text:p>0.0016943</text:p>
          </table:table-cell>
          <table:table-cell office:value-type="float" office:value="0.0022522">
            <text:p>0.0022522</text:p>
          </table:table-cell>
          <table:table-cell office:value-type="float" office:value="0.0023801">
            <text:p>0.0023801</text:p>
          </table:table-cell>
          <table:table-cell office:value-type="float" office:value="0.0000009">
            <text:p>0.0000009</text:p>
          </table:table-cell>
          <table:table-cell office:value-type="float" office:value="0.0001171">
            <text:p>0.0001171</text:p>
          </table:table-cell>
          <table:table-cell office:value-type="float" office:value="0.0001209">
            <text:p>0.0001209</text:p>
          </table:table-cell>
          <table:table-cell office:value-type="float" office:value="0.002942">
            <text:p>0.002942</text:p>
          </table:table-cell>
          <table:table-cell office:value-type="float" office:value="0.1812243">
            <text:p>0.1812243</text:p>
          </table:table-cell>
          <table:table-cell office:value-type="float" office:value="0.1862761">
            <text:p>0.1862761</text:p>
          </table:table-cell>
          <table:table-cell office:value-type="float" office:value="0.1536534">
            <text:p>0.1536534</text:p>
          </table:table-cell>
          <table:table-cell office:value-type="float" office:value="1.0250183">
            <text:p>1.0250183</text:p>
          </table:table-cell>
          <table:table-cell office:value-type="float" office:value="1.0988943">
            <text:p>1.0988943</text:p>
          </table:table-cell>
          <table:table-cell office:value-type="float" office:value="0.0000239">
            <text:p>0.0000239</text:p>
          </table:table-cell>
          <table:table-cell office:value-type="float" office:value="0.0002949">
            <text:p>0.0002949</text:p>
          </table:table-cell>
          <table:table-cell office:value-type="float" office:value="0.0003071">
            <text:p>0.0003071</text:p>
          </table:table-cell>
          <table:table-cell office:value-type="float" office:value="0.0000359">
            <text:p>0.0000359</text:p>
          </table:table-cell>
          <table:table-cell office:value-type="float" office:value="0.000496">
            <text:p>0.000496</text:p>
          </table:table-cell>
          <table:table-cell office:value-type="float" office:value="0.0004991">
            <text:p>0.0004991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0.0017315">
            <text:p>0.0017315</text:p>
          </table:table-cell>
          <table:table-cell office:value-type="float" office:value="0.0023067">
            <text:p>0.0023067</text:p>
          </table:table-cell>
          <table:table-cell office:value-type="float" office:value="0.0024329">
            <text:p>0.0024329</text:p>
          </table:table-cell>
          <table:table-cell office:value-type="float" office:value="0.000001">
            <text:p>0.000001</text:p>
          </table:table-cell>
          <table:table-cell table:number-columns-repeated="2" office:value-type="float" office:value="0.00012">
            <text:p>0.00012</text:p>
          </table:table-cell>
          <table:table-cell office:value-type="float" office:value="0.0029963">
            <text:p>0.0029963</text:p>
          </table:table-cell>
          <table:table-cell office:value-type="float" office:value="0.1894916">
            <text:p>0.1894916</text:p>
          </table:table-cell>
          <table:table-cell office:value-type="float" office:value="0.1947769">
            <text:p>0.1947769</text:p>
          </table:table-cell>
          <table:table-cell office:value-type="float" office:value="0.161037">
            <text:p>0.161037</text:p>
          </table:table-cell>
          <table:table-cell office:value-type="float" office:value="1.071597">
            <text:p>1.071597</text:p>
          </table:table-cell>
          <table:table-cell office:value-type="float" office:value="1.1523654">
            <text:p>1.1523654</text:p>
          </table:table-cell>
          <table:table-cell office:value-type="float" office:value="0.0000249">
            <text:p>0.0000249</text:p>
          </table:table-cell>
          <table:table-cell office:value-type="float" office:value="0.000302">
            <text:p>0.000302</text:p>
          </table:table-cell>
          <table:table-cell office:value-type="float" office:value="0.0003159">
            <text:p>0.0003159</text:p>
          </table:table-cell>
          <table:table-cell office:value-type="float" office:value="0.0000381">
            <text:p>0.0000381</text:p>
          </table:table-cell>
          <table:table-cell office:value-type="float" office:value="0.0005111">
            <text:p>0.0005111</text:p>
          </table:table-cell>
          <table:table-cell office:value-type="float" office:value="0.0005229">
            <text:p>0.0005229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0.0017759">
            <text:p>0.0017759</text:p>
          </table:table-cell>
          <table:table-cell office:value-type="float" office:value="0.0023582">
            <text:p>0.0023582</text:p>
          </table:table-cell>
          <table:table-cell office:value-type="float" office:value="0.0024897">
            <text:p>0.0024897</text:p>
          </table:table-cell>
          <table:table-cell office:value-type="float" office:value="0.0000011">
            <text:p>0.0000011</text:p>
          </table:table-cell>
          <table:table-cell office:value-type="float" office:value="0.0001211">
            <text:p>0.0001211</text:p>
          </table:table-cell>
          <table:table-cell office:value-type="float" office:value="0.0001251">
            <text:p>0.0001251</text:p>
          </table:table-cell>
          <table:table-cell office:value-type="float" office:value="0.0030536">
            <text:p>0.0030536</text:p>
          </table:table-cell>
          <table:table-cell office:value-type="float" office:value="0.1979438">
            <text:p>0.1979438</text:p>
          </table:table-cell>
          <table:table-cell office:value-type="float" office:value="0.2033565">
            <text:p>0.2033565</text:p>
          </table:table-cell>
          <table:table-cell office:value-type="float" office:value="0.1687338">
            <text:p>0.1687338</text:p>
          </table:table-cell>
          <table:table-cell office:value-type="float" office:value="1.1195579">
            <text:p>1.1195579</text:p>
          </table:table-cell>
          <table:table-cell office:value-type="float" office:value="1.2066836">
            <text:p>1.2066836</text:p>
          </table:table-cell>
          <table:table-cell office:value-type="float" office:value="0.000025">
            <text:p>0.000025</text:p>
          </table:table-cell>
          <table:table-cell office:value-type="float" office:value="0.0003109">
            <text:p>0.0003109</text:p>
          </table:table-cell>
          <table:table-cell office:value-type="float" office:value="0.0003199">
            <text:p>0.0003199</text:p>
          </table:table-cell>
          <table:table-cell office:value-type="float" office:value="0.0000379">
            <text:p>0.0000379</text:p>
          </table:table-cell>
          <table:table-cell office:value-type="float" office:value="0.0005239">
            <text:p>0.0005239</text:p>
          </table:table-cell>
          <table:table-cell office:value-type="float" office:value="0.000534">
            <text:p>0.000534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018126">
            <text:p>0.0018126</text:p>
          </table:table-cell>
          <table:table-cell office:value-type="float" office:value="0.0024165">
            <text:p>0.0024165</text:p>
          </table:table-cell>
          <table:table-cell office:value-type="float" office:value="0.0025453">
            <text:p>0.0025453</text:p>
          </table:table-cell>
          <table:table-cell office:value-type="float" office:value="0.0000011">
            <text:p>0.0000011</text:p>
          </table:table-cell>
          <table:table-cell office:value-type="float" office:value="0.0001241">
            <text:p>0.0001241</text:p>
          </table:table-cell>
          <table:table-cell office:value-type="float" office:value="0.000127">
            <text:p>0.000127</text:p>
          </table:table-cell>
          <table:table-cell office:value-type="float" office:value="0.0031157">
            <text:p>0.0031157</text:p>
          </table:table-cell>
          <table:table-cell office:value-type="float" office:value="0.2065333">
            <text:p>0.2065333</text:p>
          </table:table-cell>
          <table:table-cell office:value-type="float" office:value="0.2122424">
            <text:p>0.2122424</text:p>
          </table:table-cell>
          <table:table-cell office:value-type="float" office:value="0.1766721">
            <text:p>0.1766721</text:p>
          </table:table-cell>
          <table:table-cell office:value-type="float" office:value="1.1686479">
            <text:p>1.1686479</text:p>
          </table:table-cell>
          <table:table-cell office:value-type="float" office:value="1.2629816">
            <text:p>1.2629816</text:p>
          </table:table-cell>
          <table:table-cell office:value-type="float" office:value="0.0000259">
            <text:p>0.0000259</text:p>
          </table:table-cell>
          <table:table-cell office:value-type="float" office:value="0.000318">
            <text:p>0.000318</text:p>
          </table:table-cell>
          <table:table-cell office:value-type="float" office:value="0.000332">
            <text:p>0.000332</text:p>
          </table:table-cell>
          <table:table-cell office:value-type="float" office:value="0.0000369">
            <text:p>0.0000369</text:p>
          </table:table-cell>
          <table:table-cell office:value-type="float" office:value="0.0005319">
            <text:p>0.0005319</text:p>
          </table:table-cell>
          <table:table-cell office:value-type="float" office:value="0.0005459">
            <text:p>0.0005459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0.0018543">
            <text:p>0.0018543</text:p>
          </table:table-cell>
          <table:table-cell office:value-type="float" office:value="0.0024756">
            <text:p>0.0024756</text:p>
          </table:table-cell>
          <table:table-cell office:value-type="float" office:value="0.0026032">
            <text:p>0.0026032</text:p>
          </table:table-cell>
          <table:table-cell office:value-type="float" office:value="0.0000011">
            <text:p>0.0000011</text:p>
          </table:table-cell>
          <table:table-cell office:value-type="float" office:value="0.0001259">
            <text:p>0.0001259</text:p>
          </table:table-cell>
          <table:table-cell office:value-type="float" office:value="0.0001291">
            <text:p>0.0001291</text:p>
          </table:table-cell>
          <table:table-cell office:value-type="float" office:value="0.0031794">
            <text:p>0.0031794</text:p>
          </table:table-cell>
          <table:table-cell office:value-type="float" office:value="0.2153511">
            <text:p>0.2153511</text:p>
          </table:table-cell>
          <table:table-cell office:value-type="float" office:value="0.2211768">
            <text:p>0.2211768</text:p>
          </table:table-cell>
          <table:table-cell office:value-type="float" office:value="0.1846712">
            <text:p>0.1846712</text:p>
          </table:table-cell>
          <table:table-cell office:value-type="float" office:value="1.2187878">
            <text:p>1.2187878</text:p>
          </table:table-cell>
          <table:table-cell office:value-type="float" office:value="1.3179108">
            <text:p>1.3179108</text:p>
          </table:table-cell>
          <table:table-cell office:value-type="float" office:value="0.0000261">
            <text:p>0.0000261</text:p>
          </table:table-cell>
          <table:table-cell office:value-type="float" office:value="0.000328">
            <text:p>0.000328</text:p>
          </table:table-cell>
          <table:table-cell office:value-type="float" office:value="0.000346">
            <text:p>0.000346</text:p>
          </table:table-cell>
          <table:table-cell office:value-type="float" office:value="0.0000449">
            <text:p>0.0000449</text:p>
          </table:table-cell>
          <table:table-cell office:value-type="float" office:value="0.000548">
            <text:p>0.000548</text:p>
          </table:table-cell>
          <table:table-cell office:value-type="float" office:value="0.0005581">
            <text:p>0.0005581</text:p>
          </table:table-cell>
        </table:table-row>
      </table:table>
      <table:table table:name="Graph" table:style-name="ta1">
        <table:shapes>
          <draw:frame draw:z-index="0" draw:style-name="gr1" svg:width="8.7902in" svg:height="3.2409in" svg:x="0in" svg:y="0.0008in">
            <draw:object draw:notify-on-update-of-ranges="Source.A2:Source.A51 Source.K1:Source.K1 Source.K2:Source.K51 Source.L1:Source.L1 Source.L2:Source.L51 Source.M1:Source.M1 Source.M2:Source.M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8.8449in" svg:height="3.0008in" svg:x="0.0335in" svg:y="6.2331in">
            <draw:object draw:notify-on-update-of-ranges="Source.A2:Source.A51 Source.Q1:Source.Q1 Source.Q2:Source.Q51 Source.R1:Source.R1 Source.R2:Source.R51 Source.S1:Source.S1 Source.S2:Source.S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8.7567in" svg:height="2.9386in" svg:x="0.0661in" svg:y="3.1685in">
            <draw:object draw:notify-on-update-of-ranges="Source.A2:Source.A51 Source.N1:Source.N1 Source.N2:Source.N51 Source.O1:Source.O1 Source.O2:Source.O51 Source.P1:Source.P1 Source.P2:Source.P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8.7902in" svg:height="3.0862in" svg:x="0.0878in" svg:y="9.2862in">
            <draw:object draw:notify-on-update-of-ranges="Source.A2:Source.A51 Source.B1:Source.B1 Source.B2:Source.B51 Source.C1:Source.C1 Source.C2:Source.C51 Source.D1:Source.D1 Source.D2:Source.D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571in" svg:height="3.3157in" svg:x="0.0441in" svg:y="15.3102in">
            <draw:object draw:notify-on-update-of-ranges="Source.A2:Source.A51 Source.E1:Source.E1 Source.E2:Source.E51 Source.F1:Source.F1 Source.F2:Source.F51 Source.G1:Source.G1 Source.G2:Source.G5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8.8449in" svg:height="2.7606in" svg:x="0in" svg:y="12.4551in">
            <draw:object draw:notify-on-update-of-ranges="Source.A2:Source.A51 Source.H1:Source.H1 Source.H2:Source.H51 Source.I1:Source.I1 Source.I2:Source.I51 Source.J1:Source.J1 Source.J2:Source.J5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 table:number-rows-repeated="33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Meier</meta:initial-creator>
    <meta:creation-date>2012-12-19T19:23:33</meta:creation-date>
    <dc:date>2012-12-19T22:12:16</dc:date>
    <dc:creator>Gerard Meier</dc:creator>
    <meta:editing-duration>PT33M2S</meta:editing-duration>
    <meta:editing-cycles>3</meta:editing-cycles>
    <meta:generator>LibreOffice/3.5$Linux_x86 LibreOffice_project/350m1$Build-2</meta:generator>
    <meta:document-statistic meta:table-count="2" meta:cell-count="9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3cm" svg:height="7.465cm" xlink:href=".." xlink:type="simple" chart:class="chart:line" chart:style-name="ch1">
        <chart:title svg:x="8.921cm" svg:y="0.285cm" chart:style-name="ch2">
          <text:p>Getting existing values</text:p>
        </chart:title>
        <chart:legend chart:legend-position="end" svg:x="16.004cm" svg:y="2.935cm" style:legend-expansion="high" chart:style-name="ch3"/>
        <chart:plot-area chart:style-name="ch4" table:cell-range-address="Source.A2:Source.A51 Source.N1:Source.P51" chart:data-source-has-labels="both" svg:x="0.894cm" svg:y="1.511cm" svg:width="14.222cm" svg:height="5.385cm">
          <chartooo:coordinate-region svg:x="2.362cm" svg:y="1.711cm" svg:width="12.635cm" svg:height="4.1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N2:Source.N51" chart:label-cell-address="Source.N1:Source.N1" chart:class="chart:line">
            <chart:data-point chart:repeated="50"/>
          </chart:series>
          <chart:series chart:style-name="ch8" chart:values-cell-range-address="Source.O2:Source.O51" chart:label-cell-address="Source.O1:Source.O1" chart:class="chart:line">
            <chart:data-point chart:repeated="50"/>
          </chart:series>
          <chart:series chart:style-name="ch9" chart:values-cell-range-address="Source.P2:Source.P51" chart:label-cell-address="Source.P1:Source.P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Get(EnumSet&lt;int&gt;)</text:p>
                <draw:g>
                  <svg:desc>Source.N1:Source.N1</svg:desc>
                </draw:g>
              </table:table-cell>
              <table:table-cell office:value-type="string">
                <text:p>randomGet(std::set&lt;int&gt;)</text:p>
                <draw:g>
                  <svg:desc>Source.O1:Source.O1</svg:desc>
                </draw:g>
              </table:table-cell>
              <table:table-cell office:value-type="string">
                <text:p>randomGet(std::map&lt;int, bool&gt;)</text:p>
                <draw:g>
                  <svg:desc>Source.P1:Source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1">
                <text:p>0.0000001</text:p>
                <draw:g>
                  <svg:desc>Source.N2:Source.N51</svg:desc>
                </draw:g>
              </table:table-cell>
              <table:table-cell office:value-type="float" office:value="0.000001">
                <text:p>0.000001</text:p>
                <draw:g>
                  <svg:desc>Source.O2:Source.O51</svg:desc>
                </draw:g>
              </table:table-cell>
              <table:table-cell office:value-type="float" office:value="0.0000009">
                <text:p>0.0000009</text:p>
                <draw:g>
                  <svg:desc>Source.P2:Source.P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9">
                <text:p>0.00000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21">
                <text:p>0.000002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00161">
                <text:p>0.0000161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71">
                <text:p>0.0000271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31">
                <text:p>0.00003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41">
                <text:p>0.0000041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381">
                <text:p>0.000038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31">
                <text:p>0.0000431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59">
                <text:p>0.0000059</text:p>
              </table:table-cell>
              <table:table-cell office:value-type="float" office:value="0.0000489">
                <text:p>0.0000489</text:p>
              </table:table-cell>
              <table:table-cell office:value-type="float" office:value="0.0000489">
                <text:p>0.000048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59">
                <text:p>0.0000059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551">
                <text:p>0.00005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589">
                <text:p>0.0000589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69">
                <text:p>0.0000069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649">
                <text:p>0.000064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079">
                <text:p>0.0000079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76">
                <text:p>0.000076</text:p>
              </table:table-cell>
              <table:table-cell office:value-type="float" office:value="0.0000781">
                <text:p>0.000078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819">
                <text:p>0.0000819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881">
                <text:p>0.0000881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969">
                <text:p>0.000096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999">
                <text:p>0.0000999</text:p>
              </table:table-cell>
              <table:table-cell office:value-type="float" office:value="0.0001049">
                <text:p>0.000104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1051">
                <text:p>0.0001051</text:p>
              </table:table-cell>
              <table:table-cell office:value-type="float" office:value="0.0001111">
                <text:p>0.000111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1189">
                <text:p>0.000118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121">
                <text:p>0.0000121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126">
                <text:p>0.000126</text:p>
              </table:table-cell>
              <table:table-cell office:value-type="float" office:value="0.0001339">
                <text:p>0.000133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399">
                <text:p>0.00013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1389">
                <text:p>0.000138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141">
                <text:p>0.0000141</text:p>
              </table:table-cell>
              <table:table-cell office:value-type="float" office:value="0.0001471">
                <text:p>0.0001471</text:p>
              </table:table-cell>
              <table:table-cell office:value-type="float" office:value="0.0001571">
                <text:p>0.00015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1529">
                <text:p>0.0001529</text:p>
              </table:table-cell>
              <table:table-cell office:value-type="float" office:value="0.0001621">
                <text:p>0.000162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31">
                <text:p>0.0001631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1679">
                <text:p>0.0001679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161">
                <text:p>0.0000161</text:p>
              </table:table-cell>
              <table:table-cell office:value-type="float" office:value="0.0001761">
                <text:p>0.0001761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161">
                <text:p>0.0000161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1971">
                <text:p>0.000197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171">
                <text:p>0.0000171</text:p>
              </table:table-cell>
              <table:table-cell office:value-type="float" office:value="0.0001899">
                <text:p>0.0001899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169">
                <text:p>0.0000169</text:p>
              </table:table-cell>
              <table:table-cell office:value-type="float" office:value="0.0001979">
                <text:p>0.0001979</text:p>
              </table:table-cell>
              <table:table-cell office:value-type="float" office:value="0.0002091">
                <text:p>0.000209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181">
                <text:p>0.0000181</text:p>
              </table:table-cell>
              <table:table-cell office:value-type="float" office:value="0.0002079">
                <text:p>0.0002079</text:p>
              </table:table-cell>
              <table:table-cell office:value-type="float" office:value="0.0002281">
                <text:p>0.000228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189">
                <text:p>0.0000189</text:p>
              </table:table-cell>
              <table:table-cell office:value-type="float" office:value="0.0002589">
                <text:p>0.0002589</text:p>
              </table:table-cell>
              <table:table-cell office:value-type="float" office:value="0.0002251">
                <text:p>0.000225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191">
                <text:p>0.0000191</text:p>
              </table:table-cell>
              <table:table-cell office:value-type="float" office:value="0.000223">
                <text:p>0.000223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189">
                <text:p>0.0000189</text:p>
              </table:table-cell>
              <table:table-cell office:value-type="float" office:value="0.0002331">
                <text:p>0.0002331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2">
                <text:p>0.00002</text:p>
              </table:table-cell>
              <table:table-cell office:value-type="float" office:value="0.0002391">
                <text:p>0.0002391</text:p>
              </table:table-cell>
              <table:table-cell office:value-type="float" office:value="0.0002489">
                <text:p>0.000248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245">
                <text:p>0.000245</text:p>
              </table:table-cell>
              <table:table-cell office:value-type="float" office:value="0.0002611">
                <text:p>0.000261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2541">
                <text:p>0.0002541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219">
                <text:p>0.0000219</text:p>
              </table:table-cell>
              <table:table-cell office:value-type="float" office:value="0.0002609">
                <text:p>0.0002609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2689">
                <text:p>0.0002689</text:p>
              </table:table-cell>
              <table:table-cell office:value-type="float" office:value="0.0002791">
                <text:p>0.000279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279">
                <text:p>0.000279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2891">
                <text:p>0.0002891</text:p>
              </table:table-cell>
              <table:table-cell office:value-type="float" office:value="0.0003031">
                <text:p>0.000303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239">
                <text:p>0.0000239</text:p>
              </table:table-cell>
              <table:table-cell office:value-type="float" office:value="0.0002949">
                <text:p>0.0002949</text:p>
              </table:table-cell>
              <table:table-cell office:value-type="float" office:value="0.0003071">
                <text:p>0.000307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3159">
                <text:p>0.000315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3109">
                <text:p>0.0003109</text:p>
              </table:table-cell>
              <table:table-cell office:value-type="float" office:value="0.0003199">
                <text:p>0.000319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259">
                <text:p>0.0000259</text:p>
              </table:table-cell>
              <table:table-cell office:value-type="float" office:value="0.000318">
                <text:p>0.000318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261">
                <text:p>0.0000261</text:p>
              </table:table-cell>
              <table:table-cell office:value-type="float" office:value="0.000328">
                <text:p>0.000328</text:p>
              </table:table-cell>
              <table:table-cell office:value-type="float" office:value="0.000346">
                <text:p>0.000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28cm" svg:height="8.233cm" xlink:href=".." xlink:type="simple" chart:class="chart:line" chart:style-name="ch1">
        <chart:title svg:x="8.117cm" svg:y="0.3cm" chart:style-name="ch2">
          <text:p>Inserting an ordered sequence</text:p>
        </chart:title>
        <chart:legend chart:legend-position="end" svg:x="15.798cm" svg:y="3.319cm" style:legend-expansion="high" chart:style-name="ch3"/>
        <chart:plot-area chart:style-name="ch4" table:cell-range-address="Source.A2:Source.A51 Source.K1:Source.M51" chart:data-source-has-labels="both" svg:x="0.896cm" svg:y="1.571cm" svg:width="14.01cm" svg:height="6.078cm">
          <chartooo:coordinate-region svg:x="1.623cm" svg:y="1.77cm" svg:width="13.175cm" svg:height="4.83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K2:Source.K51" chart:label-cell-address="Source.K1:Source.K1" chart:class="chart:line">
            <chart:data-point chart:repeated="50"/>
          </chart:series>
          <chart:series chart:style-name="ch8" chart:values-cell-range-address="Source.L2:Source.L51" chart:label-cell-address="Source.L1:Source.L1" chart:class="chart:line">
            <chart:data-point chart:repeated="50"/>
          </chart:series>
          <chart:series chart:style-name="ch9" chart:values-cell-range-address="Source.M2:Source.M51" chart:label-cell-address="Source.M1:Source.M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Insert(EnumSet&lt;int&gt;)</text:p>
                <draw:g>
                  <svg:desc>Source.K1:Source.K1</svg:desc>
                </draw:g>
              </table:table-cell>
              <table:table-cell office:value-type="string">
                <text:p>orderedInsert(std::set&lt;int&gt;)</text:p>
                <draw:g>
                  <svg:desc>Source.L1:Source.L1</svg:desc>
                </draw:g>
              </table:table-cell>
              <table:table-cell office:value-type="string">
                <text:p>orderedInsert(std::map&lt;int, bool&gt;)</text:p>
                <draw:g>
                  <svg:desc>Source.M1:Source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505">
                <text:p>0.0000505</text:p>
                <draw:g>
                  <svg:desc>Source.K2:Source.K51</svg:desc>
                </draw:g>
              </table:table-cell>
              <table:table-cell office:value-type="float" office:value="0.0000541">
                <text:p>0.0000541</text:p>
                <draw:g>
                  <svg:desc>Source.L2:Source.L51</svg:desc>
                </draw:g>
              </table:table-cell>
              <table:table-cell office:value-type="float" office:value="0.0000608">
                <text:p>0.0000608</text:p>
                <draw:g>
                  <svg:desc>Source.M2:Source.M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2833">
                <text:p>0.0002833</text:p>
              </table:table-cell>
              <table:table-cell office:value-type="float" office:value="0.0012378">
                <text:p>0.0012378</text:p>
              </table:table-cell>
              <table:table-cell office:value-type="float" office:value="0.0010075">
                <text:p>0.00100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552">
                <text:p>0.000552</text:p>
              </table:table-cell>
              <table:table-cell office:value-type="float" office:value="0.0029843">
                <text:p>0.0029843</text:p>
              </table:table-cell>
              <table:table-cell office:value-type="float" office:value="0.0028351">
                <text:p>0.002835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9544">
                <text:p>0.0009544</text:p>
              </table:table-cell>
              <table:table-cell office:value-type="float" office:value="0.0056129">
                <text:p>0.0056129</text:p>
              </table:table-cell>
              <table:table-cell office:value-type="float" office:value="0.0055844">
                <text:p>0.005584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14721">
                <text:p>0.0014721</text:p>
              </table:table-cell>
              <table:table-cell office:value-type="float" office:value="0.0091461">
                <text:p>0.0091461</text:p>
              </table:table-cell>
              <table:table-cell office:value-type="float" office:value="0.0092936">
                <text:p>0.00929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1015">
                <text:p>0.0021015</text:p>
              </table:table-cell>
              <table:table-cell office:value-type="float" office:value="0.0136015">
                <text:p>0.0136015</text:p>
              </table:table-cell>
              <table:table-cell office:value-type="float" office:value="0.0139416">
                <text:p>0.01394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28797">
                <text:p>0.0028797</text:p>
              </table:table-cell>
              <table:table-cell office:value-type="float" office:value="0.0191921">
                <text:p>0.0191921</text:p>
              </table:table-cell>
              <table:table-cell office:value-type="float" office:value="0.0195875">
                <text:p>0.01958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37619">
                <text:p>0.0037619</text:p>
              </table:table-cell>
              <table:table-cell office:value-type="float" office:value="0.0255501">
                <text:p>0.0255501</text:p>
              </table:table-cell>
              <table:table-cell office:value-type="float" office:value="0.0261361">
                <text:p>0.026136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48628">
                <text:p>0.0048628</text:p>
              </table:table-cell>
              <table:table-cell office:value-type="float" office:value="0.0329592">
                <text:p>0.0329592</text:p>
              </table:table-cell>
              <table:table-cell office:value-type="float" office:value="0.0338185">
                <text:p>0.033818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60981">
                <text:p>0.0060981</text:p>
              </table:table-cell>
              <table:table-cell office:value-type="float" office:value="0.0413496">
                <text:p>0.0413496</text:p>
              </table:table-cell>
              <table:table-cell office:value-type="float" office:value="0.0425292">
                <text:p>0.04252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7403">
                <text:p>0.007403</text:p>
              </table:table-cell>
              <table:table-cell office:value-type="float" office:value="0.0506701">
                <text:p>0.0506701</text:p>
              </table:table-cell>
              <table:table-cell office:value-type="float" office:value="0.0521069">
                <text:p>0.052106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88122">
                <text:p>0.0088122</text:p>
              </table:table-cell>
              <table:table-cell office:value-type="float" office:value="0.06094">
                <text:p>0.06094</text:p>
              </table:table-cell>
              <table:table-cell office:value-type="float" office:value="0.0625499">
                <text:p>0.06254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104551">
                <text:p>0.0104551</text:p>
              </table:table-cell>
              <table:table-cell office:value-type="float" office:value="0.0723957">
                <text:p>0.0723957</text:p>
              </table:table-cell>
              <table:table-cell office:value-type="float" office:value="0.0742551">
                <text:p>0.074255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123692">
                <text:p>0.0123692</text:p>
              </table:table-cell>
              <table:table-cell office:value-type="float" office:value="0.0847446">
                <text:p>0.0847446</text:p>
              </table:table-cell>
              <table:table-cell office:value-type="float" office:value="0.0866499">
                <text:p>0.086649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142064">
                <text:p>0.0142064</text:p>
              </table:table-cell>
              <table:table-cell office:value-type="float" office:value="0.0980845">
                <text:p>0.0980845</text:p>
              </table:table-cell>
              <table:table-cell office:value-type="float" office:value="0.1003307">
                <text:p>0.100330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16149">
                <text:p>0.016149</text:p>
              </table:table-cell>
              <table:table-cell office:value-type="float" office:value="0.1123392">
                <text:p>0.1123392</text:p>
              </table:table-cell>
              <table:table-cell office:value-type="float" office:value="0.1149259">
                <text:p>0.11492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182417">
                <text:p>0.0182417</text:p>
              </table:table-cell>
              <table:table-cell office:value-type="float" office:value="0.1277895">
                <text:p>0.1277895</text:p>
              </table:table-cell>
              <table:table-cell office:value-type="float" office:value="0.1307628">
                <text:p>0.130762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205403">
                <text:p>0.0205403</text:p>
              </table:table-cell>
              <table:table-cell office:value-type="float" office:value="0.1440239">
                <text:p>0.1440239</text:p>
              </table:table-cell>
              <table:table-cell office:value-type="float" office:value="0.1472488">
                <text:p>0.147248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229897">
                <text:p>0.0229897</text:p>
              </table:table-cell>
              <table:table-cell office:value-type="float" office:value="0.1614194">
                <text:p>0.1614194</text:p>
              </table:table-cell>
              <table:table-cell office:value-type="float" office:value="0.16509">
                <text:p>0.1650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256683">
                <text:p>0.0256683</text:p>
              </table:table-cell>
              <table:table-cell office:value-type="float" office:value="0.1798273">
                <text:p>0.1798273</text:p>
              </table:table-cell>
              <table:table-cell office:value-type="float" office:value="0.1839206">
                <text:p>0.183920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8407">
                <text:p>0.028407</text:p>
              </table:table-cell>
              <table:table-cell office:value-type="float" office:value="0.1992222">
                <text:p>0.1992222</text:p>
              </table:table-cell>
              <table:table-cell office:value-type="float" office:value="0.2039828">
                <text:p>0.203982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31306">
                <text:p>0.031306</text:p>
              </table:table-cell>
              <table:table-cell office:value-type="float" office:value="0.2197667">
                <text:p>0.2197667</text:p>
              </table:table-cell>
              <table:table-cell office:value-type="float" office:value="0.2247918">
                <text:p>0.224791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343662">
                <text:p>0.0343662</text:p>
              </table:table-cell>
              <table:table-cell office:value-type="float" office:value="0.2412837">
                <text:p>0.2412837</text:p>
              </table:table-cell>
              <table:table-cell office:value-type="float" office:value="0.2469231">
                <text:p>0.246923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379212">
                <text:p>0.0379212</text:p>
              </table:table-cell>
              <table:table-cell office:value-type="float" office:value="0.26376">
                <text:p>0.26376</text:p>
              </table:table-cell>
              <table:table-cell office:value-type="float" office:value="0.2702165">
                <text:p>0.270216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413261">
                <text:p>0.0413261</text:p>
              </table:table-cell>
              <table:table-cell office:value-type="float" office:value="0.2872923">
                <text:p>0.2872923</text:p>
              </table:table-cell>
              <table:table-cell office:value-type="float" office:value="0.2953606">
                <text:p>0.295360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448161">
                <text:p>0.0448161</text:p>
              </table:table-cell>
              <table:table-cell office:value-type="float" office:value="0.3118615">
                <text:p>0.3118615</text:p>
              </table:table-cell>
              <table:table-cell office:value-type="float" office:value="0.3202391">
                <text:p>0.320239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484343">
                <text:p>0.0484343</text:p>
              </table:table-cell>
              <table:table-cell office:value-type="float" office:value="0.3375386">
                <text:p>0.3375386</text:p>
              </table:table-cell>
              <table:table-cell office:value-type="float" office:value="0.3477995">
                <text:p>0.347799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522526">
                <text:p>0.0522526</text:p>
              </table:table-cell>
              <table:table-cell office:value-type="float" office:value="0.3640819">
                <text:p>0.3640819</text:p>
              </table:table-cell>
              <table:table-cell office:value-type="float" office:value="0.3751906">
                <text:p>0.375190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564098">
                <text:p>0.0564098</text:p>
              </table:table-cell>
              <table:table-cell office:value-type="float" office:value="0.391942">
                <text:p>0.391942</text:p>
              </table:table-cell>
              <table:table-cell office:value-type="float" office:value="0.4038725">
                <text:p>0.403872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606483">
                <text:p>0.0606483</text:p>
              </table:table-cell>
              <table:table-cell office:value-type="float" office:value="0.4210958">
                <text:p>0.4210958</text:p>
              </table:table-cell>
              <table:table-cell office:value-type="float" office:value="0.4334833">
                <text:p>0.433483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650992">
                <text:p>0.0650992</text:p>
              </table:table-cell>
              <table:table-cell office:value-type="float" office:value="0.4506921">
                <text:p>0.4506921</text:p>
              </table:table-cell>
              <table:table-cell office:value-type="float" office:value="0.4643627">
                <text:p>0.464362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695422">
                <text:p>0.0695422</text:p>
              </table:table-cell>
              <table:table-cell office:value-type="float" office:value="0.4814432">
                <text:p>0.4814432</text:p>
              </table:table-cell>
              <table:table-cell office:value-type="float" office:value="0.4981972">
                <text:p>0.498197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742787">
                <text:p>0.0742787</text:p>
              </table:table-cell>
              <table:table-cell office:value-type="float" office:value="0.5131979">
                <text:p>0.5131979</text:p>
              </table:table-cell>
              <table:table-cell office:value-type="float" office:value="0.5315897">
                <text:p>0.531589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795279">
                <text:p>0.0795279</text:p>
              </table:table-cell>
              <table:table-cell office:value-type="float" office:value="0.5461556">
                <text:p>0.5461556</text:p>
              </table:table-cell>
              <table:table-cell office:value-type="float" office:value="0.5657569">
                <text:p>0.565756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844785">
                <text:p>0.0844785</text:p>
              </table:table-cell>
              <table:table-cell office:value-type="float" office:value="0.5800347">
                <text:p>0.5800347</text:p>
              </table:table-cell>
              <table:table-cell office:value-type="float" office:value="0.6042295">
                <text:p>0.604229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896297">
                <text:p>0.0896297</text:p>
              </table:table-cell>
              <table:table-cell office:value-type="float" office:value="0.6152817">
                <text:p>0.6152817</text:p>
              </table:table-cell>
              <table:table-cell office:value-type="float" office:value="0.641677">
                <text:p>0.64167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951743">
                <text:p>0.0951743</text:p>
              </table:table-cell>
              <table:table-cell office:value-type="float" office:value="0.651602">
                <text:p>0.651602</text:p>
              </table:table-cell>
              <table:table-cell office:value-type="float" office:value="0.6805">
                <text:p>0.680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100752">
                <text:p>0.100752</text:p>
              </table:table-cell>
              <table:table-cell office:value-type="float" office:value="0.6890388">
                <text:p>0.6890388</text:p>
              </table:table-cell>
              <table:table-cell office:value-type="float" office:value="0.7213246">
                <text:p>0.721324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1066376">
                <text:p>0.1066376</text:p>
              </table:table-cell>
              <table:table-cell office:value-type="float" office:value="0.7271755">
                <text:p>0.7271755</text:p>
              </table:table-cell>
              <table:table-cell office:value-type="float" office:value="0.7627186">
                <text:p>0.762718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1127812">
                <text:p>0.1127812</text:p>
              </table:table-cell>
              <table:table-cell office:value-type="float" office:value="0.7665598">
                <text:p>0.7665598</text:p>
              </table:table-cell>
              <table:table-cell office:value-type="float" office:value="0.8049886">
                <text:p>0.804988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1926">
                <text:p>0.11926</text:p>
              </table:table-cell>
              <table:table-cell office:value-type="float" office:value="0.8070528">
                <text:p>0.8070528</text:p>
              </table:table-cell>
              <table:table-cell office:value-type="float" office:value="0.8527983">
                <text:p>0.852798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1257427">
                <text:p>0.1257427</text:p>
              </table:table-cell>
              <table:table-cell office:value-type="float" office:value="0.8488826">
                <text:p>0.8488826</text:p>
              </table:table-cell>
              <table:table-cell office:value-type="float" office:value="0.897047">
                <text:p>0.89704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1323282">
                <text:p>0.1323282</text:p>
              </table:table-cell>
              <table:table-cell office:value-type="float" office:value="0.8912336">
                <text:p>0.8912336</text:p>
              </table:table-cell>
              <table:table-cell office:value-type="float" office:value="0.9475205">
                <text:p>0.947520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1393084">
                <text:p>0.1393084</text:p>
              </table:table-cell>
              <table:table-cell office:value-type="float" office:value="0.9345989">
                <text:p>0.9345989</text:p>
              </table:table-cell>
              <table:table-cell office:value-type="float" office:value="0.9953067">
                <text:p>0.995306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1465849">
                <text:p>0.1465849</text:p>
              </table:table-cell>
              <table:table-cell office:value-type="float" office:value="0.9794256">
                <text:p>0.9794256</text:p>
              </table:table-cell>
              <table:table-cell office:value-type="float" office:value="1.0492948">
                <text:p>1.049294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1536534">
                <text:p>0.1536534</text:p>
              </table:table-cell>
              <table:table-cell office:value-type="float" office:value="1.0250183">
                <text:p>1.0250183</text:p>
              </table:table-cell>
              <table:table-cell office:value-type="float" office:value="1.0988943">
                <text:p>1.098894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161037">
                <text:p>0.161037</text:p>
              </table:table-cell>
              <table:table-cell office:value-type="float" office:value="1.071597">
                <text:p>1.071597</text:p>
              </table:table-cell>
              <table:table-cell office:value-type="float" office:value="1.1523654">
                <text:p>1.152365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1687338">
                <text:p>0.1687338</text:p>
              </table:table-cell>
              <table:table-cell office:value-type="float" office:value="1.1195579">
                <text:p>1.1195579</text:p>
              </table:table-cell>
              <table:table-cell office:value-type="float" office:value="1.2066836">
                <text:p>1.206683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1766721">
                <text:p>0.1766721</text:p>
              </table:table-cell>
              <table:table-cell office:value-type="float" office:value="1.1686479">
                <text:p>1.1686479</text:p>
              </table:table-cell>
              <table:table-cell office:value-type="float" office:value="1.2629816">
                <text:p>1.262981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1846712">
                <text:p>0.1846712</text:p>
              </table:table-cell>
              <table:table-cell office:value-type="float" office:value="1.2187878">
                <text:p>1.2187878</text:p>
              </table:table-cell>
              <table:table-cell office:value-type="float" office:value="1.3179108">
                <text:p>1.3179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67cm" svg:height="7.623cm" xlink:href=".." xlink:type="simple" chart:class="chart:line" chart:style-name="ch1">
        <chart:title svg:x="8.623cm" svg:y="0.288cm" chart:style-name="ch2">
          <text:p>Inserting random numbers</text:p>
        </chart:title>
        <chart:legend chart:legend-position="end" svg:x="15.936cm" svg:y="3.014cm" style:legend-expansion="high" chart:style-name="ch3"/>
        <chart:plot-area chart:style-name="ch4" table:cell-range-address="Source.A2:Source.A51 Source.Q1:Source.S51" chart:data-source-has-labels="both" svg:x="0.899cm" svg:y="1.523cm" svg:width="14.14cm" svg:height="5.528cm">
          <chartooo:coordinate-region svg:x="2.288cm" svg:y="1.722cm" svg:width="12.632cm" svg:height="4.93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Q2:Source.Q51" chart:label-cell-address="Source.Q1:Source.Q1" chart:class="chart:line">
            <chart:data-point chart:repeated="50"/>
          </chart:series>
          <chart:series chart:style-name="ch8" chart:values-cell-range-address="Source.R2:Source.R51" chart:label-cell-address="Source.R1:Source.R1" chart:class="chart:line">
            <chart:data-point chart:repeated="50"/>
          </chart:series>
          <chart:series chart:style-name="ch9" chart:values-cell-range-address="Source.S2:Source.S51" chart:label-cell-address="Source.S1:Source.S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Insert(EnumSet&lt;int&gt;)</text:p>
                <draw:g>
                  <svg:desc>Source.Q1:Source.Q1</svg:desc>
                </draw:g>
              </table:table-cell>
              <table:table-cell office:value-type="string">
                <text:p>randomInsert(std::set&lt;int&gt;)</text:p>
                <draw:g>
                  <svg:desc>Source.R1:Source.R1</svg:desc>
                </draw:g>
              </table:table-cell>
              <table:table-cell office:value-type="string">
                <text:p>randomInsert(std::map&lt;int, bool&gt;)</text:p>
                <draw:g>
                  <svg:desc>Source.S1:Source.S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1">
                <text:p>0.0000001</text:p>
                <draw:g>
                  <svg:desc>Source.Q2:Source.Q51</svg:desc>
                </draw:g>
              </table:table-cell>
              <table:table-cell office:value-type="float" office:value="-0.0000001">
                <text:p>-0.0000001</text:p>
                <draw:g>
                  <svg:desc>Source.R2:Source.R51</svg:desc>
                </draw:g>
              </table:table-cell>
              <table:table-cell office:value-type="float" office:value="0.0000009">
                <text:p>0.0000009</text:p>
                <draw:g>
                  <svg:desc>Source.S2:Source.S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9">
                <text:p>0.0000169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00269">
                <text:p>0.0000269</text:p>
              </table:table-cell>
              <table:table-cell office:value-type="float" office:value="0.0000269">
                <text:p>0.000026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451">
                <text:p>0.000045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561">
                <text:p>0.000056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641">
                <text:p>0.0000641</text:p>
              </table:table-cell>
              <table:table-cell office:value-type="float" office:value="0.0000651">
                <text:p>0.000065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69">
                <text:p>0.0000069</text:p>
              </table:table-cell>
              <table:table-cell office:value-type="float" office:value="0.0000751">
                <text:p>0.0000751</text:p>
              </table:table-cell>
              <table:table-cell office:value-type="float" office:value="0.0000771">
                <text:p>0.00007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839">
                <text:p>0.00008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1061">
                <text:p>0.000106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99">
                <text:p>0.0000099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1149">
                <text:p>0.000114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1261">
                <text:p>0.0001261</text:p>
              </table:table-cell>
              <table:table-cell office:value-type="float" office:value="0.0001291">
                <text:p>0.000129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1381">
                <text:p>0.000138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1471">
                <text:p>0.00014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157">
                <text:p>0.000157</text:p>
              </table:table-cell>
              <table:table-cell office:value-type="float" office:value="0.0001569">
                <text:p>0.000156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1679">
                <text:p>0.000167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1791">
                <text:p>0.0001791</text:p>
              </table:table-cell>
              <table:table-cell office:value-type="float" office:value="0.0001789">
                <text:p>0.000178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1911">
                <text:p>0.0001911</text:p>
              </table:table-cell>
              <table:table-cell office:value-type="float" office:value="0.0001921">
                <text:p>0.00019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51">
                <text:p>0.0000151</text:p>
              </table:table-cell>
              <table:table-cell office:value-type="float" office:value="0.0002041">
                <text:p>0.0002041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71">
                <text:p>0.0000171</text:p>
              </table:table-cell>
              <table:table-cell office:value-type="float" office:value="0.000211">
                <text:p>0.000211</text:p>
              </table:table-cell>
              <table:table-cell office:value-type="float" office:value="0.0002149">
                <text:p>0.000214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237">
                <text:p>0.000237</text:p>
              </table:table-cell>
              <table:table-cell office:value-type="float" office:value="0.0002359">
                <text:p>0.000235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199">
                <text:p>0.0000199</text:p>
              </table:table-cell>
              <table:table-cell office:value-type="float" office:value="0.0002439">
                <text:p>0.0002439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254">
                <text:p>0.000254</text:p>
              </table:table-cell>
              <table:table-cell office:value-type="float" office:value="0.0002579">
                <text:p>0.000257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2659">
                <text:p>0.0002659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231">
                <text:p>0.0000231</text:p>
              </table:table-cell>
              <table:table-cell office:value-type="float" office:value="0.000295">
                <text:p>0.000295</text:p>
              </table:table-cell>
              <table:table-cell office:value-type="float" office:value="0.0003009">
                <text:p>0.000300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299">
                <text:p>0.0000299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3071">
                <text:p>0.00030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2">
                <text:p>0.00032</text:p>
              </table:table-cell>
              <table:table-cell office:value-type="float" office:value="0.0003231">
                <text:p>0.000323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251">
                <text:p>0.0000251</text:p>
              </table:table-cell>
              <table:table-cell office:value-type="float" office:value="0.0003271">
                <text:p>0.0003271</text:p>
              </table:table-cell>
              <table:table-cell office:value-type="float" office:value="0.0003301">
                <text:p>0.000330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261">
                <text:p>0.0000261</text:p>
              </table:table-cell>
              <table:table-cell office:value-type="float" office:value="0.0003389">
                <text:p>0.0003389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3499">
                <text:p>0.0003499</text:p>
              </table:table-cell>
              <table:table-cell office:value-type="float" office:value="0.0003501">
                <text:p>0.000350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3661">
                <text:p>0.0003661</text:p>
              </table:table-cell>
              <table:table-cell office:value-type="float" office:value="0.0003739">
                <text:p>0.000373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3711">
                <text:p>0.0003711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3881">
                <text:p>0.0003881</text:p>
              </table:table-cell>
              <table:table-cell office:value-type="float" office:value="0.0004041">
                <text:p>0.000404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3">
                <text:p>0.00003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4231">
                <text:p>0.000423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4261">
                <text:p>0.0004261</text:p>
              </table:table-cell>
              <table:table-cell office:value-type="float" office:value="0.0004261">
                <text:p>0.000426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4471">
                <text:p>0.000447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531">
                <text:p>0.0000531</text:p>
              </table:table-cell>
              <table:table-cell office:value-type="float" office:value="0.0004481">
                <text:p>0.0004481</text:p>
              </table:table-cell>
              <table:table-cell office:value-type="float" office:value="0.000452">
                <text:p>0.00045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4619">
                <text:p>0.0004619</text:p>
              </table:table-cell>
              <table:table-cell office:value-type="float" office:value="0.000471">
                <text:p>0.00047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4801">
                <text:p>0.0004801</text:p>
              </table:table-cell>
              <table:table-cell office:value-type="float" office:value="0.0004789">
                <text:p>0.000478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349">
                <text:p>0.0000349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5079">
                <text:p>0.000507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359">
                <text:p>0.0000359</text:p>
              </table:table-cell>
              <table:table-cell office:value-type="float" office:value="0.000496">
                <text:p>0.000496</text:p>
              </table:table-cell>
              <table:table-cell office:value-type="float" office:value="0.0004991">
                <text:p>0.000499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381">
                <text:p>0.0000381</text:p>
              </table:table-cell>
              <table:table-cell office:value-type="float" office:value="0.0005111">
                <text:p>0.0005111</text:p>
              </table:table-cell>
              <table:table-cell office:value-type="float" office:value="0.0005229">
                <text:p>0.000522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379">
                <text:p>0.0000379</text:p>
              </table:table-cell>
              <table:table-cell office:value-type="float" office:value="0.0005239">
                <text:p>0.0005239</text:p>
              </table:table-cell>
              <table:table-cell office:value-type="float" office:value="0.000534">
                <text:p>0.00053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369">
                <text:p>0.0000369</text:p>
              </table:table-cell>
              <table:table-cell office:value-type="float" office:value="0.0005319">
                <text:p>0.0005319</text:p>
              </table:table-cell>
              <table:table-cell office:value-type="float" office:value="0.0005459">
                <text:p>0.0005459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449">
                <text:p>0.0000449</text:p>
              </table:table-cell>
              <table:table-cell office:value-type="float" office:value="0.000548">
                <text:p>0.000548</text:p>
              </table:table-cell>
              <table:table-cell office:value-type="float" office:value="0.0005581">
                <text:p>0.00055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28cm" svg:height="7.84cm" xlink:href=".." xlink:type="simple" chart:class="chart:line" chart:style-name="ch1">
        <chart:title svg:x="9.493cm" svg:y="0.292cm" chart:style-name="ch2">
          <text:p>Constructor time</text:p>
        </chart:title>
        <chart:legend chart:legend-position="end" svg:x="16.592cm" svg:y="3.123cm" style:legend-expansion="high" chart:style-name="ch3"/>
        <chart:plot-area chart:style-name="ch4" table:cell-range-address="Source.A1:Source.D51" chart:data-source-has-labels="both" svg:x="0.896cm" svg:y="1.539cm" svg:width="14.804cm" svg:height="5.725cm">
          <chartooo:coordinate-region svg:x="2.179cm" svg:y="1.738cm" svg:width="13.418cm" svg:height="4.481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B2:Source.B51" chart:label-cell-address="Source.B1:Source.B1" chart:class="chart:line">
            <chart:data-point chart:repeated="50"/>
          </chart:series>
          <chart:series chart:style-name="ch8" chart:values-cell-range-address="Source.C2:Source.C51" chart:label-cell-address="Source.C1:Source.C1" chart:class="chart:line">
            <chart:data-point chart:repeated="50"/>
          </chart:series>
          <chart:series chart:style-name="ch9" chart:values-cell-range-address="Source.D2:Source.D51" chart:label-cell-address="Source.D1:Source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(EnumSet&lt;int&gt;)</text:p>
                <draw:g>
                  <svg:desc>Source.B1:Source.B1</svg:desc>
                </draw:g>
              </table:table-cell>
              <table:table-cell office:value-type="string">
                <text:p>allocate(std::set&lt;int&gt;)</text:p>
                <draw:g>
                  <svg:desc>Source.C1:Source.C1</svg:desc>
                </draw:g>
              </table:table-cell>
              <table:table-cell office:value-type="string">
                <text:p>allocate(std::map&lt;int, bool&gt;)</text:p>
                <draw:g>
                  <svg:desc>Source.D1:Sourc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571">
                <text:p>0.0000571</text:p>
                <draw:g>
                  <svg:desc>Source.B2:Source.B51</svg:desc>
                </draw:g>
              </table:table-cell>
              <table:table-cell office:value-type="float" office:value="0.0000658">
                <text:p>0.0000658</text:p>
                <draw:g>
                  <svg:desc>Source.C2:Source.C51</svg:desc>
                </draw:g>
              </table:table-cell>
              <table:table-cell office:value-type="float" office:value="0.0000564">
                <text:p>0.0000564</text:p>
                <draw:g>
                  <svg:desc>Source.D2:Source.D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123">
                <text:p>0.0001123</text:p>
              </table:table-cell>
              <table:table-cell office:value-type="float" office:value="0.0001272">
                <text:p>0.0001272</text:p>
              </table:table-cell>
              <table:table-cell office:value-type="float" office:value="0.0001051">
                <text:p>0.00010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484">
                <text:p>0.0001484</text:p>
              </table:table-cell>
              <table:table-cell office:value-type="float" office:value="0.0001756">
                <text:p>0.0001756</text:p>
              </table:table-cell>
              <table:table-cell office:value-type="float" office:value="0.0001502">
                <text:p>0.00015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1911">
                <text:p>0.0001911</text:p>
              </table:table-cell>
              <table:table-cell office:value-type="float" office:value="0.0002222">
                <text:p>0.0002222</text:p>
              </table:table-cell>
              <table:table-cell office:value-type="float" office:value="0.0002052">
                <text:p>0.000205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28">
                <text:p>0.000228</text:p>
              </table:table-cell>
              <table:table-cell office:value-type="float" office:value="0.0002602">
                <text:p>0.0002602</text:p>
              </table:table-cell>
              <table:table-cell office:value-type="float" office:value="0.0002603">
                <text:p>0.00026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602">
                <text:p>0.0002602</text:p>
              </table:table-cell>
              <table:table-cell office:value-type="float" office:value="0.0002995">
                <text:p>0.0002995</text:p>
              </table:table-cell>
              <table:table-cell office:value-type="float" office:value="0.0003073">
                <text:p>0.000307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3021">
                <text:p>0.0003021</text:p>
              </table:table-cell>
              <table:table-cell office:value-type="float" office:value="0.0003504">
                <text:p>0.0003504</text:p>
              </table:table-cell>
              <table:table-cell office:value-type="float" office:value="0.0003501">
                <text:p>0.000350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3295">
                <text:p>0.0003295</text:p>
              </table:table-cell>
              <table:table-cell office:value-type="float" office:value="0.0003899">
                <text:p>0.0003899</text:p>
              </table:table-cell>
              <table:table-cell office:value-type="float" office:value="0.0003964">
                <text:p>0.00039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3711">
                <text:p>0.0003711</text:p>
              </table:table-cell>
              <table:table-cell office:value-type="float" office:value="0.0004348">
                <text:p>0.0004348</text:p>
              </table:table-cell>
              <table:table-cell office:value-type="float" office:value="0.0004406">
                <text:p>0.00044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4037">
                <text:p>0.0004037</text:p>
              </table:table-cell>
              <table:table-cell office:value-type="float" office:value="0.000482">
                <text:p>0.000482</text:p>
              </table:table-cell>
              <table:table-cell office:value-type="float" office:value="0.0004907">
                <text:p>0.00049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4464">
                <text:p>0.0004464</text:p>
              </table:table-cell>
              <table:table-cell office:value-type="float" office:value="0.0005267">
                <text:p>0.0005267</text:p>
              </table:table-cell>
              <table:table-cell office:value-type="float" office:value="0.0005423">
                <text:p>0.000542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4764">
                <text:p>0.0004764</text:p>
              </table:table-cell>
              <table:table-cell office:value-type="float" office:value="0.0005756">
                <text:p>0.0005756</text:p>
              </table:table-cell>
              <table:table-cell office:value-type="float" office:value="0.0005997">
                <text:p>0.00059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5171">
                <text:p>0.0005171</text:p>
              </table:table-cell>
              <table:table-cell office:value-type="float" office:value="0.0006214">
                <text:p>0.0006214</text:p>
              </table:table-cell>
              <table:table-cell office:value-type="float" office:value="0.000649">
                <text:p>0.00064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5534">
                <text:p>0.0005534</text:p>
              </table:table-cell>
              <table:table-cell office:value-type="float" office:value="0.0006569">
                <text:p>0.0006569</text:p>
              </table:table-cell>
              <table:table-cell office:value-type="float" office:value="0.0007073">
                <text:p>0.000707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5912">
                <text:p>0.0005912</text:p>
              </table:table-cell>
              <table:table-cell office:value-type="float" office:value="0.0007107">
                <text:p>0.0007107</text:p>
              </table:table-cell>
              <table:table-cell office:value-type="float" office:value="0.0007533">
                <text:p>0.00075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6189">
                <text:p>0.0006189</text:p>
              </table:table-cell>
              <table:table-cell office:value-type="float" office:value="0.0007586">
                <text:p>0.0007586</text:p>
              </table:table-cell>
              <table:table-cell office:value-type="float" office:value="0.0008004">
                <text:p>0.000800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6522">
                <text:p>0.0006522</text:p>
              </table:table-cell>
              <table:table-cell office:value-type="float" office:value="0.0008074">
                <text:p>0.0008074</text:p>
              </table:table-cell>
              <table:table-cell office:value-type="float" office:value="0.0008554">
                <text:p>0.00085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7017">
                <text:p>0.0007017</text:p>
              </table:table-cell>
              <table:table-cell office:value-type="float" office:value="0.0008521">
                <text:p>0.0008521</text:p>
              </table:table-cell>
              <table:table-cell office:value-type="float" office:value="0.0009013">
                <text:p>0.000901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7395">
                <text:p>0.0007395</text:p>
              </table:table-cell>
              <table:table-cell office:value-type="float" office:value="0.0009017">
                <text:p>0.0009017</text:p>
              </table:table-cell>
              <table:table-cell office:value-type="float" office:value="0.0009476">
                <text:p>0.000947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7715">
                <text:p>0.0007715</text:p>
              </table:table-cell>
              <table:table-cell office:value-type="float" office:value="0.0009375">
                <text:p>0.0009375</text:p>
              </table:table-cell>
              <table:table-cell office:value-type="float" office:value="0.0010006">
                <text:p>0.001000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8136">
                <text:p>0.0008136</text:p>
              </table:table-cell>
              <table:table-cell office:value-type="float" office:value="0.0009937">
                <text:p>0.0009937</text:p>
              </table:table-cell>
              <table:table-cell office:value-type="float" office:value="0.0010523">
                <text:p>0.001052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8538">
                <text:p>0.0008538</text:p>
              </table:table-cell>
              <table:table-cell office:value-type="float" office:value="0.0010374">
                <text:p>0.0010374</text:p>
              </table:table-cell>
              <table:table-cell office:value-type="float" office:value="0.0011043">
                <text:p>0.001104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8837">
                <text:p>0.0008837</text:p>
              </table:table-cell>
              <table:table-cell office:value-type="float" office:value="0.0010838">
                <text:p>0.0010838</text:p>
              </table:table-cell>
              <table:table-cell office:value-type="float" office:value="0.0011522">
                <text:p>0.001152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9228">
                <text:p>0.0009228</text:p>
              </table:table-cell>
              <table:table-cell office:value-type="float" office:value="0.0011282">
                <text:p>0.0011282</text:p>
              </table:table-cell>
              <table:table-cell office:value-type="float" office:value="0.0012139">
                <text:p>0.001213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9531">
                <text:p>0.0009531</text:p>
              </table:table-cell>
              <table:table-cell office:value-type="float" office:value="0.0011839">
                <text:p>0.0011839</text:p>
              </table:table-cell>
              <table:table-cell office:value-type="float" office:value="0.0012558">
                <text:p>0.001255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9918">
                <text:p>0.0009918</text:p>
              </table:table-cell>
              <table:table-cell office:value-type="float" office:value="0.0012333">
                <text:p>0.0012333</text:p>
              </table:table-cell>
              <table:table-cell office:value-type="float" office:value="0.001303">
                <text:p>0.00130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0189">
                <text:p>0.0010189</text:p>
              </table:table-cell>
              <table:table-cell office:value-type="float" office:value="0.001285">
                <text:p>0.001285</text:p>
              </table:table-cell>
              <table:table-cell office:value-type="float" office:value="0.0013539">
                <text:p>0.001353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0525">
                <text:p>0.0010525</text:p>
              </table:table-cell>
              <table:table-cell office:value-type="float" office:value="0.0013353">
                <text:p>0.0013353</text:p>
              </table:table-cell>
              <table:table-cell office:value-type="float" office:value="0.0014043">
                <text:p>0.001404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0782">
                <text:p>0.0010782</text:p>
              </table:table-cell>
              <table:table-cell office:value-type="float" office:value="0.0013902">
                <text:p>0.0013902</text:p>
              </table:table-cell>
              <table:table-cell office:value-type="float" office:value="0.0014645">
                <text:p>0.001464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1093">
                <text:p>0.0011093</text:p>
              </table:table-cell>
              <table:table-cell office:value-type="float" office:value="0.0014385">
                <text:p>0.0014385</text:p>
              </table:table-cell>
              <table:table-cell office:value-type="float" office:value="0.0015117">
                <text:p>0.00151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1383">
                <text:p>0.0011383</text:p>
              </table:table-cell>
              <table:table-cell office:value-type="float" office:value="0.0014886">
                <text:p>0.0014886</text:p>
              </table:table-cell>
              <table:table-cell office:value-type="float" office:value="0.0015636">
                <text:p>0.001563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1728">
                <text:p>0.0011728</text:p>
              </table:table-cell>
              <table:table-cell office:value-type="float" office:value="0.0015408">
                <text:p>0.0015408</text:p>
              </table:table-cell>
              <table:table-cell office:value-type="float" office:value="0.0016095">
                <text:p>0.001609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2092">
                <text:p>0.0012092</text:p>
              </table:table-cell>
              <table:table-cell office:value-type="float" office:value="0.0015951">
                <text:p>0.0015951</text:p>
              </table:table-cell>
              <table:table-cell office:value-type="float" office:value="0.0016686">
                <text:p>0.001668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2417">
                <text:p>0.0012417</text:p>
              </table:table-cell>
              <table:table-cell office:value-type="float" office:value="0.0016396">
                <text:p>0.0016396</text:p>
              </table:table-cell>
              <table:table-cell office:value-type="float" office:value="0.0017248">
                <text:p>0.001724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2811">
                <text:p>0.0012811</text:p>
              </table:table-cell>
              <table:table-cell office:value-type="float" office:value="0.0016833">
                <text:p>0.0016833</text:p>
              </table:table-cell>
              <table:table-cell office:value-type="float" office:value="0.0017855">
                <text:p>0.001785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318">
                <text:p>0.001318</text:p>
              </table:table-cell>
              <table:table-cell office:value-type="float" office:value="0.0017409">
                <text:p>0.0017409</text:p>
              </table:table-cell>
              <table:table-cell office:value-type="float" office:value="0.001838">
                <text:p>0.00183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3585">
                <text:p>0.0013585</text:p>
              </table:table-cell>
              <table:table-cell office:value-type="float" office:value="0.0017784">
                <text:p>0.0017784</text:p>
              </table:table-cell>
              <table:table-cell office:value-type="float" office:value="0.0018949">
                <text:p>0.001894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3951">
                <text:p>0.0013951</text:p>
              </table:table-cell>
              <table:table-cell office:value-type="float" office:value="0.0018269">
                <text:p>0.0018269</text:p>
              </table:table-cell>
              <table:table-cell office:value-type="float" office:value="0.001946">
                <text:p>0.00194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4316">
                <text:p>0.0014316</text:p>
              </table:table-cell>
              <table:table-cell office:value-type="float" office:value="0.0018867">
                <text:p>0.0018867</text:p>
              </table:table-cell>
              <table:table-cell office:value-type="float" office:value="0.0019957">
                <text:p>0.001995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14741">
                <text:p>0.0014741</text:p>
              </table:table-cell>
              <table:table-cell office:value-type="float" office:value="0.0019398">
                <text:p>0.0019398</text:p>
              </table:table-cell>
              <table:table-cell office:value-type="float" office:value="0.0020496">
                <text:p>0.002049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5064">
                <text:p>0.0015064</text:p>
              </table:table-cell>
              <table:table-cell office:value-type="float" office:value="0.001995">
                <text:p>0.001995</text:p>
              </table:table-cell>
              <table:table-cell office:value-type="float" office:value="0.0021064">
                <text:p>0.002106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15377">
                <text:p>0.0015377</text:p>
              </table:table-cell>
              <table:table-cell office:value-type="float" office:value="0.0020457">
                <text:p>0.0020457</text:p>
              </table:table-cell>
              <table:table-cell office:value-type="float" office:value="0.0021603">
                <text:p>0.002160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1575">
                <text:p>0.001575</text:p>
              </table:table-cell>
              <table:table-cell office:value-type="float" office:value="0.0020953">
                <text:p>0.0020953</text:p>
              </table:table-cell>
              <table:table-cell office:value-type="float" office:value="0.0022134">
                <text:p>0.002213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16114">
                <text:p>0.0016114</text:p>
              </table:table-cell>
              <table:table-cell office:value-type="float" office:value="0.0021443">
                <text:p>0.0021443</text:p>
              </table:table-cell>
              <table:table-cell office:value-type="float" office:value="0.0022717">
                <text:p>0.002271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16511">
                <text:p>0.0016511</text:p>
              </table:table-cell>
              <table:table-cell office:value-type="float" office:value="0.0021961">
                <text:p>0.0021961</text:p>
              </table:table-cell>
              <table:table-cell office:value-type="float" office:value="0.0023226">
                <text:p>0.002322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16943">
                <text:p>0.0016943</text:p>
              </table:table-cell>
              <table:table-cell office:value-type="float" office:value="0.0022522">
                <text:p>0.0022522</text:p>
              </table:table-cell>
              <table:table-cell office:value-type="float" office:value="0.0023801">
                <text:p>0.002380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17315">
                <text:p>0.0017315</text:p>
              </table:table-cell>
              <table:table-cell office:value-type="float" office:value="0.0023067">
                <text:p>0.0023067</text:p>
              </table:table-cell>
              <table:table-cell office:value-type="float" office:value="0.0024329">
                <text:p>0.002432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17759">
                <text:p>0.0017759</text:p>
              </table:table-cell>
              <table:table-cell office:value-type="float" office:value="0.0023582">
                <text:p>0.0023582</text:p>
              </table:table-cell>
              <table:table-cell office:value-type="float" office:value="0.0024897">
                <text:p>0.002489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18126">
                <text:p>0.0018126</text:p>
              </table:table-cell>
              <table:table-cell office:value-type="float" office:value="0.0024165">
                <text:p>0.0024165</text:p>
              </table:table-cell>
              <table:table-cell office:value-type="float" office:value="0.0025453">
                <text:p>0.002545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18543">
                <text:p>0.0018543</text:p>
              </table:table-cell>
              <table:table-cell office:value-type="float" office:value="0.0024756">
                <text:p>0.0024756</text:p>
              </table:table-cell>
              <table:table-cell office:value-type="float" office:value="0.0026032">
                <text:p>0.00260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4cm" svg:height="8.423cm" xlink:href=".." xlink:type="simple" chart:class="chart:line" chart:style-name="ch1">
        <chart:title svg:x="9.015cm" svg:y="0.304cm" chart:style-name="ch2">
          <text:p>Clearing of collection</text:p>
        </chart:title>
        <chart:legend chart:legend-position="end" svg:x="16.958cm" svg:y="3.414cm" style:legend-expansion="high" chart:style-name="ch3"/>
        <chart:plot-area chart:style-name="ch4" table:cell-range-address="Source.A2:Source.A51 Source.E1:Source.G51" chart:data-source-has-labels="both" svg:x="0.894cm" svg:y="1.587cm" svg:width="15.176cm" svg:height="6.248cm">
          <chartooo:coordinate-region svg:x="2.468cm" svg:y="1.786cm" svg:width="13.501cm" svg:height="5.663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E2:Source.E51" chart:label-cell-address="Source.E1:Source.E1" chart:class="chart:line">
            <chart:data-point chart:repeated="50"/>
          </chart:series>
          <chart:series chart:style-name="ch8" chart:values-cell-range-address="Source.F2:Source.F51" chart:label-cell-address="Source.F1:Source.F1" chart:class="chart:line">
            <chart:data-point chart:repeated="50"/>
          </chart:series>
          <chart:series chart:style-name="ch9" chart:values-cell-range-address="Source.G2:Source.G51" chart:label-cell-address="Source.G1:Source.G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r(EnumSet&lt;int&gt;)</text:p>
                <draw:g>
                  <svg:desc>Source.E1:Source.E1</svg:desc>
                </draw:g>
              </table:table-cell>
              <table:table-cell office:value-type="string">
                <text:p>clear(std::set&lt;int&gt;)</text:p>
                <draw:g>
                  <svg:desc>Source.F1:Source.F1</svg:desc>
                </draw:g>
              </table:table-cell>
              <table:table-cell office:value-type="string">
                <text:p>clear(std::map&lt;int, bool&gt;)</text:p>
                <draw:g>
                  <svg:desc>Source.G1:Source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1">
                <text:p>0.000001</text:p>
                <draw:g>
                  <svg:desc>Source.E2:Source.E51</svg:desc>
                </draw:g>
              </table:table-cell>
              <table:table-cell office:value-type="float" office:value="-0.0000001">
                <text:p>-0.0000001</text:p>
                <draw:g>
                  <svg:desc>Source.F2:Source.F51</svg:desc>
                </draw:g>
              </table:table-cell>
              <table:table-cell office:value-type="float" office:value="0.0000011">
                <text:p>0.0000011</text:p>
                <draw:g>
                  <svg:desc>Source.G2:Source.G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51">
                <text:p>0.0000051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21">
                <text:p>0.00001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141">
                <text:p>0.000014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179">
                <text:p>0.0000179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201">
                <text:p>0.0000201</text:p>
              </table:table-cell>
              <table:table-cell office:value-type="float" office:value="0.0000199">
                <text:p>0.00001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21">
                <text:p>0.000032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39">
                <text:p>0.000033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381">
                <text:p>0.000038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21">
                <text:p>0.000042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441">
                <text:p>0.0000441</text:p>
              </table:table-cell>
              <table:table-cell office:value-type="float" office:value="0.0000449">
                <text:p>0.000044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-0">
                <text:p>-0</text:p>
              </table:table-cell>
              <table:table-cell office:value-type="float" office:value="0.0000451">
                <text:p>0.0000451</text:p>
              </table:table-cell>
              <table:table-cell office:value-type="float" office:value="0.0000471">
                <text:p>0.000047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0499">
                <text:p>0.00004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511">
                <text:p>0.0000511</text:p>
              </table:table-cell>
              <table:table-cell office:value-type="float" office:value="0.0000551">
                <text:p>0.000055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541">
                <text:p>0.0000541</text:p>
              </table:table-cell>
              <table:table-cell office:value-type="float" office:value="0.0000559">
                <text:p>0.000055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579">
                <text:p>0.000057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589">
                <text:p>0.0000589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619">
                <text:p>0.0000619</text:p>
              </table:table-cell>
              <table:table-cell office:value-type="float" office:value="0.0000639">
                <text:p>0.000063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641">
                <text:p>0.0000641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0">
                <text:p>-0</text:p>
              </table:table-cell>
              <table:table-cell office:value-type="float" office:value="0.0000659">
                <text:p>0.0000659</text:p>
              </table:table-cell>
              <table:table-cell office:value-type="float" office:value="0.0000661">
                <text:p>0.000066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689">
                <text:p>0.0000689</text:p>
              </table:table-cell>
              <table:table-cell office:value-type="float" office:value="0.0000711">
                <text:p>0.000071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.0000691">
                <text:p>0.0000691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749">
                <text:p>0.0000749</text:p>
              </table:table-cell>
              <table:table-cell office:value-type="float" office:value="0.0000761">
                <text:p>0.000076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751">
                <text:p>0.0000751</text:p>
              </table:table-cell>
              <table:table-cell office:value-type="float" office:value="0.0000749">
                <text:p>0.000074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811">
                <text:p>0.00008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819">
                <text:p>0.0000819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859">
                <text:p>0.000085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871">
                <text:p>0.0000871</text:p>
              </table:table-cell>
              <table:table-cell office:value-type="float" office:value="0.0000881">
                <text:p>0.000088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921">
                <text:p>0.0000921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961">
                <text:p>0.0000961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971">
                <text:p>0.000097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061">
                <text:p>0.000106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">
                <text:p>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111">
                <text:p>0.000111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11">
                <text:p>0.00011</text:p>
              </table:table-cell>
              <table:table-cell office:value-type="float" office:value="0.0001141">
                <text:p>0.000114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1129">
                <text:p>0.0001129</text:p>
              </table:table-cell>
              <table:table-cell office:value-type="float" office:value="0.0001119">
                <text:p>0.000111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1171">
                <text:p>0.0001171</text:p>
              </table:table-cell>
              <table:table-cell office:value-type="float" office:value="0.0001209">
                <text:p>0.000120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2">
                <text:p>0.0001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1211">
                <text:p>0.0001211</text:p>
              </table:table-cell>
              <table:table-cell office:value-type="float" office:value="0.0001251">
                <text:p>0.000125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1241">
                <text:p>0.000124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1259">
                <text:p>0.0001259</text:p>
              </table:table-cell>
              <table:table-cell office:value-type="float" office:value="0.0001291">
                <text:p>0.00012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67cm" svg:height="7.013cm" xlink:href=".." xlink:type="simple" chart:class="chart:line" chart:style-name="ch1">
        <chart:title svg:x="10.144cm" svg:y="0.276cm" chart:style-name="ch2">
          <text:p>Destructor</text:p>
        </chart:title>
        <chart:legend chart:legend-position="end" svg:x="16.677cm" svg:y="2.709cm" style:legend-expansion="high" chart:style-name="ch3"/>
        <chart:plot-area chart:style-name="ch4" table:cell-range-address="Source.A2:Source.A51 Source.H1:Source.J51" chart:data-source-has-labels="both" svg:x="0.899cm" svg:y="1.475cm" svg:width="14.881cm" svg:height="4.978cm">
          <chartooo:coordinate-region svg:x="1.811cm" svg:y="1.674cm" svg:width="13.875cm" svg:height="3.73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H2:Source.H51" chart:label-cell-address="Source.H1:Source.H1" chart:class="chart:line">
            <chart:data-point chart:repeated="50"/>
          </chart:series>
          <chart:series chart:style-name="ch8" chart:values-cell-range-address="Source.I2:Source.I51" chart:label-cell-address="Source.I1:Source.I1" chart:class="chart:line">
            <chart:data-point chart:repeated="50"/>
          </chart:series>
          <chart:series chart:style-name="ch9" chart:values-cell-range-address="Source.J2:Source.J51" chart:label-cell-address="Source.J1:Source.J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truct(EnumSet&lt;int&gt;)</text:p>
                <draw:g>
                  <svg:desc>Source.H1:Source.H1</svg:desc>
                </draw:g>
              </table:table-cell>
              <table:table-cell office:value-type="string">
                <text:p>destruct(std::set&lt;int&gt;)</text:p>
                <draw:g>
                  <svg:desc>Source.I1:Source.I1</svg:desc>
                </draw:g>
              </table:table-cell>
              <table:table-cell office:value-type="string">
                <text:p>destruct(std::map&lt;int, bool&gt;)</text:p>
                <draw:g>
                  <svg:desc>Source.J1:Source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624">
                <text:p>0.0000624</text:p>
                <draw:g>
                  <svg:desc>Source.H2:Source.H51</svg:desc>
                </draw:g>
              </table:table-cell>
              <table:table-cell office:value-type="float" office:value="0.0000664">
                <text:p>0.0000664</text:p>
                <draw:g>
                  <svg:desc>Source.I2:Source.I51</svg:desc>
                </draw:g>
              </table:table-cell>
              <table:table-cell office:value-type="float" office:value="0.0000711">
                <text:p>0.0000711</text:p>
                <draw:g>
                  <svg:desc>Source.J2:Source.J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356">
                <text:p>0.0001356</text:p>
              </table:table-cell>
              <table:table-cell office:value-type="float" office:value="0.0003841">
                <text:p>0.0003841</text:p>
              </table:table-cell>
              <table:table-cell office:value-type="float" office:value="0.0003187">
                <text:p>0.00031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795">
                <text:p>0.0001795</text:p>
              </table:table-cell>
              <table:table-cell office:value-type="float" office:value="0.0007617">
                <text:p>0.0007617</text:p>
              </table:table-cell>
              <table:table-cell office:value-type="float" office:value="0.0007004">
                <text:p>0.000700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389">
                <text:p>0.0002389</text:p>
              </table:table-cell>
              <table:table-cell office:value-type="float" office:value="0.0013035">
                <text:p>0.0013035</text:p>
              </table:table-cell>
              <table:table-cell office:value-type="float" office:value="0.0012498">
                <text:p>0.001249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796">
                <text:p>0.0002796</text:p>
              </table:table-cell>
              <table:table-cell office:value-type="float" office:value="0.0020038">
                <text:p>0.0020038</text:p>
              </table:table-cell>
              <table:table-cell office:value-type="float" office:value="0.0019669">
                <text:p>0.00196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3516">
                <text:p>0.0003516</text:p>
              </table:table-cell>
              <table:table-cell office:value-type="float" office:value="0.002874">
                <text:p>0.002874</text:p>
              </table:table-cell>
              <table:table-cell office:value-type="float" office:value="0.0028579">
                <text:p>0.002857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4152">
                <text:p>0.0004152</text:p>
              </table:table-cell>
              <table:table-cell office:value-type="float" office:value="0.0039056">
                <text:p>0.0039056</text:p>
              </table:table-cell>
              <table:table-cell office:value-type="float" office:value="0.0039144">
                <text:p>0.003914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4846">
                <text:p>0.0004846</text:p>
              </table:table-cell>
              <table:table-cell office:value-type="float" office:value="0.0050993">
                <text:p>0.0050993</text:p>
              </table:table-cell>
              <table:table-cell office:value-type="float" office:value="0.0051313">
                <text:p>0.005131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5424">
                <text:p>0.0005424</text:p>
              </table:table-cell>
              <table:table-cell office:value-type="float" office:value="0.0064602">
                <text:p>0.0064602</text:p>
              </table:table-cell>
              <table:table-cell office:value-type="float" office:value="0.0065265">
                <text:p>0.006526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6159">
                <text:p>0.0006159</text:p>
              </table:table-cell>
              <table:table-cell office:value-type="float" office:value="0.007987">
                <text:p>0.007987</text:p>
              </table:table-cell>
              <table:table-cell office:value-type="float" office:value="0.00807">
                <text:p>0.008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6902">
                <text:p>0.0006902</text:p>
              </table:table-cell>
              <table:table-cell office:value-type="float" office:value="0.0096944">
                <text:p>0.0096944</text:p>
              </table:table-cell>
              <table:table-cell office:value-type="float" office:value="0.0097879">
                <text:p>0.009787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7502">
                <text:p>0.0007502</text:p>
              </table:table-cell>
              <table:table-cell office:value-type="float" office:value="0.0115602">
                <text:p>0.0115602</text:p>
              </table:table-cell>
              <table:table-cell office:value-type="float" office:value="0.0116629">
                <text:p>0.011662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8167">
                <text:p>0.0008167</text:p>
              </table:table-cell>
              <table:table-cell office:value-type="float" office:value="0.0135933">
                <text:p>0.0135933</text:p>
              </table:table-cell>
              <table:table-cell office:value-type="float" office:value="0.0137161">
                <text:p>0.013716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8901">
                <text:p>0.0008901</text:p>
              </table:table-cell>
              <table:table-cell office:value-type="float" office:value="0.0157944">
                <text:p>0.0157944</text:p>
              </table:table-cell>
              <table:table-cell office:value-type="float" office:value="0.0159379">
                <text:p>0.01593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9595">
                <text:p>0.0009595</text:p>
              </table:table-cell>
              <table:table-cell office:value-type="float" office:value="0.0181576">
                <text:p>0.0181576</text:p>
              </table:table-cell>
              <table:table-cell office:value-type="float" office:value="0.0183377">
                <text:p>0.018337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10277">
                <text:p>0.0010277</text:p>
              </table:table-cell>
              <table:table-cell office:value-type="float" office:value="0.0206839">
                <text:p>0.0206839</text:p>
              </table:table-cell>
              <table:table-cell office:value-type="float" office:value="0.0209189">
                <text:p>0.020918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10891">
                <text:p>0.0010891</text:p>
              </table:table-cell>
              <table:table-cell office:value-type="float" office:value="0.0233748">
                <text:p>0.0233748</text:p>
              </table:table-cell>
              <table:table-cell office:value-type="float" office:value="0.0236748">
                <text:p>0.023674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11511">
                <text:p>0.0011511</text:p>
              </table:table-cell>
              <table:table-cell office:value-type="float" office:value="0.0262455">
                <text:p>0.0262455</text:p>
              </table:table-cell>
              <table:table-cell office:value-type="float" office:value="0.0266233">
                <text:p>0.026623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12202">
                <text:p>0.0012202</text:p>
              </table:table-cell>
              <table:table-cell office:value-type="float" office:value="0.0292878">
                <text:p>0.0292878</text:p>
              </table:table-cell>
              <table:table-cell office:value-type="float" office:value="0.0297602">
                <text:p>0.029760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2839">
                <text:p>0.0012839</text:p>
              </table:table-cell>
              <table:table-cell office:value-type="float" office:value="0.0325109">
                <text:p>0.0325109</text:p>
              </table:table-cell>
              <table:table-cell office:value-type="float" office:value="0.0330845">
                <text:p>0.033084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3479">
                <text:p>0.0013479</text:p>
              </table:table-cell>
              <table:table-cell office:value-type="float" office:value="0.0359153">
                <text:p>0.0359153</text:p>
              </table:table-cell>
              <table:table-cell office:value-type="float" office:value="0.0365983">
                <text:p>0.036598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4091">
                <text:p>0.0014091</text:p>
              </table:table-cell>
              <table:table-cell office:value-type="float" office:value="0.0394847">
                <text:p>0.0394847</text:p>
              </table:table-cell>
              <table:table-cell office:value-type="float" office:value="0.0402939">
                <text:p>0.040293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471">
                <text:p>0.001471</text:p>
              </table:table-cell>
              <table:table-cell office:value-type="float" office:value="0.0432522">
                <text:p>0.0432522</text:p>
              </table:table-cell>
              <table:table-cell office:value-type="float" office:value="0.0442052">
                <text:p>0.044205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5407">
                <text:p>0.0015407</text:p>
              </table:table-cell>
              <table:table-cell office:value-type="float" office:value="0.0471949">
                <text:p>0.0471949</text:p>
              </table:table-cell>
              <table:table-cell office:value-type="float" office:value="0.0482783">
                <text:p>0.048278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6059">
                <text:p>0.0016059</text:p>
              </table:table-cell>
              <table:table-cell office:value-type="float" office:value="0.051297">
                <text:p>0.051297</text:p>
              </table:table-cell>
              <table:table-cell office:value-type="float" office:value="0.0525617">
                <text:p>0.052561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6682">
                <text:p>0.0016682</text:p>
              </table:table-cell>
              <table:table-cell office:value-type="float" office:value="0.0555886">
                <text:p>0.0555886</text:p>
              </table:table-cell>
              <table:table-cell office:value-type="float" office:value="0.0569967">
                <text:p>0.056996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7347">
                <text:p>0.0017347</text:p>
              </table:table-cell>
              <table:table-cell office:value-type="float" office:value="0.06009">
                <text:p>0.06009</text:p>
              </table:table-cell>
              <table:table-cell office:value-type="float" office:value="0.0616729">
                <text:p>0.061672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8076">
                <text:p>0.0018076</text:p>
              </table:table-cell>
              <table:table-cell office:value-type="float" office:value="0.0647732">
                <text:p>0.0647732</text:p>
              </table:table-cell>
              <table:table-cell office:value-type="float" office:value="0.066503">
                <text:p>0.06650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8803">
                <text:p>0.0018803</text:p>
              </table:table-cell>
              <table:table-cell office:value-type="float" office:value="0.0696399">
                <text:p>0.0696399</text:p>
              </table:table-cell>
              <table:table-cell office:value-type="float" office:value="0.0715587">
                <text:p>0.0715587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9464">
                <text:p>0.0019464</text:p>
              </table:table-cell>
              <table:table-cell office:value-type="float" office:value="0.0746783">
                <text:p>0.0746783</text:p>
              </table:table-cell>
              <table:table-cell office:value-type="float" office:value="0.0767299">
                <text:p>0.07672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20175">
                <text:p>0.0020175</text:p>
              </table:table-cell>
              <table:table-cell office:value-type="float" office:value="0.0799079">
                <text:p>0.0799079</text:p>
              </table:table-cell>
              <table:table-cell office:value-type="float" office:value="0.0821649">
                <text:p>0.082164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20724">
                <text:p>0.0020724</text:p>
              </table:table-cell>
              <table:table-cell office:value-type="float" office:value="0.0853497">
                <text:p>0.0853497</text:p>
              </table:table-cell>
              <table:table-cell office:value-type="float" office:value="0.0877379">
                <text:p>0.087737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21327">
                <text:p>0.0021327</text:p>
              </table:table-cell>
              <table:table-cell office:value-type="float" office:value="0.0909628">
                <text:p>0.0909628</text:p>
              </table:table-cell>
              <table:table-cell office:value-type="float" office:value="0.0935631">
                <text:p>0.093563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21909">
                <text:p>0.0021909</text:p>
              </table:table-cell>
              <table:table-cell office:value-type="float" office:value="0.0967572">
                <text:p>0.0967572</text:p>
              </table:table-cell>
              <table:table-cell office:value-type="float" office:value="0.0994995">
                <text:p>0.099499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2246">
                <text:p>0.002246</text:p>
              </table:table-cell>
              <table:table-cell office:value-type="float" office:value="0.1027559">
                <text:p>0.1027559</text:p>
              </table:table-cell>
              <table:table-cell office:value-type="float" office:value="0.1057079">
                <text:p>0.105707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23007">
                <text:p>0.0023007</text:p>
              </table:table-cell>
              <table:table-cell office:value-type="float" office:value="0.1089335">
                <text:p>0.1089335</text:p>
              </table:table-cell>
              <table:table-cell office:value-type="float" office:value="0.1120674">
                <text:p>0.112067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23664">
                <text:p>0.0023664</text:p>
              </table:table-cell>
              <table:table-cell office:value-type="float" office:value="0.1153158">
                <text:p>0.1153158</text:p>
              </table:table-cell>
              <table:table-cell office:value-type="float" office:value="0.1186863">
                <text:p>0.118686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24331">
                <text:p>0.0024331</text:p>
              </table:table-cell>
              <table:table-cell office:value-type="float" office:value="0.1219536">
                <text:p>0.1219536</text:p>
              </table:table-cell>
              <table:table-cell office:value-type="float" office:value="0.1253641">
                <text:p>0.125364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24878">
                <text:p>0.0024878</text:p>
              </table:table-cell>
              <table:table-cell office:value-type="float" office:value="0.1287185">
                <text:p>0.1287185</text:p>
              </table:table-cell>
              <table:table-cell office:value-type="float" office:value="0.1323255">
                <text:p>0.132325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25519">
                <text:p>0.0025519</text:p>
              </table:table-cell>
              <table:table-cell office:value-type="float" office:value="0.1356409">
                <text:p>0.1356409</text:p>
              </table:table-cell>
              <table:table-cell office:value-type="float" office:value="0.1394031">
                <text:p>0.139403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6255">
                <text:p>0.0026255</text:p>
              </table:table-cell>
              <table:table-cell office:value-type="float" office:value="0.1427253">
                <text:p>0.1427253</text:p>
              </table:table-cell>
              <table:table-cell office:value-type="float" office:value="0.1467834">
                <text:p>0.146783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6894">
                <text:p>0.0026894</text:p>
              </table:table-cell>
              <table:table-cell office:value-type="float" office:value="0.1500202">
                <text:p>0.1500202</text:p>
              </table:table-cell>
              <table:table-cell office:value-type="float" office:value="0.1543202">
                <text:p>0.154320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7534">
                <text:p>0.0027534</text:p>
              </table:table-cell>
              <table:table-cell office:value-type="float" office:value="0.1575708">
                <text:p>0.1575708</text:p>
              </table:table-cell>
              <table:table-cell office:value-type="float" office:value="0.1621138">
                <text:p>0.162113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8194">
                <text:p>0.0028194</text:p>
              </table:table-cell>
              <table:table-cell office:value-type="float" office:value="0.1652674">
                <text:p>0.1652674</text:p>
              </table:table-cell>
              <table:table-cell office:value-type="float" office:value="0.1699716">
                <text:p>0.169971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8827">
                <text:p>0.0028827</text:p>
              </table:table-cell>
              <table:table-cell office:value-type="float" office:value="0.173147">
                <text:p>0.173147</text:p>
              </table:table-cell>
              <table:table-cell office:value-type="float" office:value="0.1780656">
                <text:p>0.178065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942">
                <text:p>0.002942</text:p>
              </table:table-cell>
              <table:table-cell office:value-type="float" office:value="0.1812243">
                <text:p>0.1812243</text:p>
              </table:table-cell>
              <table:table-cell office:value-type="float" office:value="0.1862761">
                <text:p>0.186276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9963">
                <text:p>0.0029963</text:p>
              </table:table-cell>
              <table:table-cell office:value-type="float" office:value="0.1894916">
                <text:p>0.1894916</text:p>
              </table:table-cell>
              <table:table-cell office:value-type="float" office:value="0.1947769">
                <text:p>0.194776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30536">
                <text:p>0.0030536</text:p>
              </table:table-cell>
              <table:table-cell office:value-type="float" office:value="0.1979438">
                <text:p>0.1979438</text:p>
              </table:table-cell>
              <table:table-cell office:value-type="float" office:value="0.2033565">
                <text:p>0.203356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31157">
                <text:p>0.0031157</text:p>
              </table:table-cell>
              <table:table-cell office:value-type="float" office:value="0.2065333">
                <text:p>0.2065333</text:p>
              </table:table-cell>
              <table:table-cell office:value-type="float" office:value="0.2122424">
                <text:p>0.212242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31794">
                <text:p>0.0031794</text:p>
              </table:table-cell>
              <table:table-cell office:value-type="float" office:value="0.2153511">
                <text:p>0.2153511</text:p>
              </table:table-cell>
              <table:table-cell office:value-type="float" office:value="0.2211768">
                <text:p>0.22117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